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1772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3">
            <text:p>2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42">
            <text:p>4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7">
            <text:p>17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246">
            <text:p>224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495">
            <text:p>24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578">
            <text:p>105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5">
            <text:p>2020-10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11 days">
            <text:p>11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2 - 1.32)">
            <text:p>(1.2 - 1.3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3">
            <text:p>1.2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0.875">
            <text:p>30.8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8715846994536">
            <text:p>0.168715847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4629693705396">
            <text:p>1.646296937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4594211032552">
            <text:p>4.445942110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2.75">
            <text:p>52.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1190476190476">
            <text:p>0.2511904762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0283611111111">
            <text:p>2.0028361111</text:p>
          </table:table-cell>
          <table:table-cell table:number-columns-repeated="2" office:value-type="float" office:value="0">
            <text:p>0</text:p>
          </table:table-cell>
          <table:table-cell office:value-type="float" office:value="3.09308864029999">
            <text:p>3.093088640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1.375">
            <text:p>71.3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7829861111111">
            <text:p>0.2478298611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8778700840326">
            <text:p>1.9877870084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306622009987">
            <text:p>3.13066220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4203910614525">
            <text:p>0.1442039106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4547143211042">
            <text:p>1.5454714321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14551039587065">
            <text:p>5.14551039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97">
            <text:p>397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3425692695214">
            <text:p>0.123425692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6184837160314">
            <text:p>1.4618483716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95575932930281">
            <text:p>5.955759329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72">
            <text:p>572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44055944055944">
            <text:p>0.0944055944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4788791627952">
            <text:p>1.3478879163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68358917366125">
            <text:p>7.68358917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48">
            <text:p>748</text:p>
          </table:table-cell>
          <table:table-cell office:value-type="float" office:value="2.5">
            <text:p>2.5</text:p>
          </table:table-cell>
          <table:table-cell office:value-type="float" office:value="27.125">
            <text:p>27.125</text:p>
          </table:table-cell>
          <table:table-cell office:value-type="float" office:value="33.75">
            <text:p>33.75</text:p>
          </table:table-cell>
          <table:table-cell office:value-type="float" office:value="0.03125">
            <text:p>0.03125</text:p>
          </table:table-cell>
          <table:table-cell office:value-type="float" office:value="0.165396341463415">
            <text:p>0.1653963415</text:p>
          </table:table-cell>
          <table:table-cell office:value-type="float" office:value="0.045120320855615">
            <text:p>0.0451203209</text:p>
          </table:table-cell>
          <table:table-cell office:value-type="float" office:value="1.1112890625">
            <text:p>1.1112890625</text:p>
          </table:table-cell>
          <table:table-cell office:value-type="float" office:value="1.63250485667014">
            <text:p>1.6325048567</text:p>
          </table:table-cell>
          <table:table-cell office:value-type="float" office:value="1.16191137596872">
            <text:p>1.161911376</text:p>
          </table:table-cell>
          <table:table-cell office:value-type="float" office:value="22.5255059555446">
            <text:p>22.5255059555</text:p>
          </table:table-cell>
          <table:table-cell office:value-type="float" office:value="4.52856122653537">
            <text:p>4.5285612265</text:p>
          </table:table-cell>
          <table:table-cell office:value-type="float" office:value="15.706219798314">
            <text:p>15.70621979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2.375">
            <text:p>92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1212914485166">
            <text:p>0.1612129145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1518482413981">
            <text:p>1.6151848241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63751937761133">
            <text:p>4.637519377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77">
            <text:p>1077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63509749303621">
            <text:p>0.086350974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684313436426">
            <text:p>1.3168431344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36888155768499">
            <text:p>8.368881557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82">
            <text:p>1282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3">
            <text:p>103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03432137285491">
            <text:p>0.0803432137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38531107547">
            <text:p>1.2938531108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96943728054972">
            <text:p>8.969437280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52">
            <text:p>1052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102.25">
            <text:p>102.2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71958174904943">
            <text:p>0.0971958175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5870153401452">
            <text:p>1.358701534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47266716420217">
            <text:p>7.472667164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05">
            <text:p>1005</text:p>
          </table:table-cell>
          <table:table-cell office:value-type="float" office:value="34.75">
            <text:p>34.75</text:p>
          </table:table-cell>
          <table:table-cell office:value-type="float" office:value="54.125">
            <text:p>54.125</text:p>
          </table:table-cell>
          <table:table-cell office:value-type="float" office:value="81.125">
            <text:p>81.125</text:p>
          </table:table-cell>
          <table:table-cell office:value-type="float" office:value="0.224193548387097">
            <text:p>0.2241935484</text:p>
          </table:table-cell>
          <table:table-cell office:value-type="float" office:value="0.150347222222222">
            <text:p>0.1503472222</text:p>
          </table:table-cell>
          <table:table-cell office:value-type="float" office:value="0.0807213930348259">
            <text:p>0.080721393</text:p>
          </table:table-cell>
          <table:table-cell office:value-type="float" office:value="1.8831924037461">
            <text:p>1.8831924037</text:p>
          </table:table-cell>
          <table:table-cell office:value-type="float" office:value="1.57051968074846">
            <text:p>1.5705196807</text:p>
          </table:table-cell>
          <table:table-cell office:value-type="float" office:value="1.29529612447712">
            <text:p>1.2952961245</text:p>
          </table:table-cell>
          <table:table-cell office:value-type="float" office:value="3.42663289257146">
            <text:p>3.4266328926</text:p>
          </table:table-cell>
          <table:table-cell office:value-type="float" office:value="4.94879502201189">
            <text:p>4.948795022</text:p>
          </table:table-cell>
          <table:table-cell office:value-type="float" office:value="8.9289980878933">
            <text:p>8.928998087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02">
            <text:p>110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95.875">
            <text:p>95.875</text:p>
          </table:table-cell>
          <table:table-cell office:value-type="float" office:value="0.196629213483146">
            <text:p>0.1966292135</text:p>
          </table:table-cell>
          <table:table-cell office:value-type="float" office:value="0.181395348837209">
            <text:p>0.1813953488</text:p>
          </table:table-cell>
          <table:table-cell office:value-type="float" office:value="0.0870009074410163">
            <text:p>0.0870009074</text:p>
          </table:table-cell>
          <table:table-cell office:value-type="float" office:value="1.76398182047721">
            <text:p>1.7639818205</text:p>
          </table:table-cell>
          <table:table-cell office:value-type="float" office:value="1.69937609518659">
            <text:p>1.6993760952</text:p>
          </table:table-cell>
          <table:table-cell office:value-type="float" office:value="1.31933872551886">
            <text:p>1.3193387255</text:p>
          </table:table-cell>
          <table:table-cell office:value-type="float" office:value="3.86135884870175">
            <text:p>3.8613588487</text:p>
          </table:table-cell>
          <table:table-cell office:value-type="float" office:value="4.15814528973091">
            <text:p>4.1581452897</text:p>
          </table:table-cell>
          <table:table-cell office:value-type="float" office:value="8.30888135182673">
            <text:p>8.30888135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8">
            <text:p>468</text:p>
          </table:table-cell>
          <table:table-cell office:value-type="float" office:value="1317">
            <text:p>1317</text:p>
          </table:table-cell>
          <table:table-cell office:value-type="float" office:value="37.875">
            <text:p>37.875</text:p>
          </table:table-cell>
          <table:table-cell office:value-type="float" office:value="85">
            <text:p>85</text:p>
          </table:table-cell>
          <table:table-cell office:value-type="float" office:value="49.625">
            <text:p>49.625</text:p>
          </table:table-cell>
          <table:table-cell office:value-type="float" office:value="0.150297619047619">
            <text:p>0.150297619</text:p>
          </table:table-cell>
          <table:table-cell office:value-type="float" office:value="0.181623931623932">
            <text:p>0.1816239316</text:p>
          </table:table-cell>
          <table:table-cell office:value-type="float" office:value="0.0376803340926348">
            <text:p>0.0376803341</text:p>
          </table:table-cell>
          <table:table-cell office:value-type="float" office:value="1.57031684027778">
            <text:p>1.5703168403</text:p>
          </table:table-cell>
          <table:table-cell office:value-type="float" office:value="1.70033877565929">
            <text:p>1.7003387757</text:p>
          </table:table-cell>
          <table:table-cell office:value-type="float" office:value="1.13466399217579">
            <text:p>1.1346639922</text:p>
          </table:table-cell>
          <table:table-cell office:value-type="float" office:value="4.95031906453277">
            <text:p>4.9503190645</text:p>
          </table:table-cell>
          <table:table-cell office:value-type="float" office:value="4.153324964224">
            <text:p>4.1533249642</text:p>
          </table:table-cell>
          <table:table-cell office:value-type="float" office:value="18.7398998476338">
            <text:p>18.739899847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53">
            <text:p>1353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09534368070953">
            <text:p>0.0709534368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820443360652">
            <text:p>1.258204433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1116574127097">
            <text:p>10.11165741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98">
            <text:p>698</text:p>
          </table:table-cell>
          <table:table-cell office:value-type="float" office:value="1668">
            <text:p>1668</text:p>
          </table:table-cell>
          <table:table-cell office:value-type="float" office:value="68.875">
            <text:p>68.875</text:p>
          </table:table-cell>
          <table:table-cell office:value-type="float" office:value="61.875">
            <text:p>61.875</text:p>
          </table:table-cell>
          <table:table-cell office:value-type="float" office:value="129.5">
            <text:p>129.5</text:p>
          </table:table-cell>
          <table:table-cell office:value-type="float" office:value="0.207454819277108">
            <text:p>0.2074548193</text:p>
          </table:table-cell>
          <table:table-cell office:value-type="float" office:value="0.0886461318051576">
            <text:p>0.0886461318</text:p>
          </table:table-cell>
          <table:table-cell office:value-type="float" office:value="0.0776378896882494">
            <text:p>0.0776378897</text:p>
          </table:table-cell>
          <table:table-cell office:value-type="float" office:value="1.81044537147082">
            <text:p>1.8104453715</text:p>
          </table:table-cell>
          <table:table-cell office:value-type="float" office:value="1.32566340921873">
            <text:p>1.3256634092</text:p>
          </table:table-cell>
          <table:table-cell office:value-type="float" office:value="1.28354679206275">
            <text:p>1.2835467921</text:p>
          </table:table-cell>
          <table:table-cell office:value-type="float" office:value="3.67688684569249">
            <text:p>3.6768868457</text:p>
          </table:table-cell>
          <table:table-cell office:value-type="float" office:value="8.16092846676016">
            <text:p>8.1609284668</text:p>
          </table:table-cell>
          <table:table-cell office:value-type="float" office:value="9.27020480620734">
            <text:p>9.270204806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81">
            <text:p>681</text:p>
          </table:table-cell>
          <table:table-cell office:value-type="float" office:value="1517">
            <text:p>1517</text:p>
          </table:table-cell>
          <table:table-cell office:value-type="float" office:value="61.375">
            <text:p>61.375</text:p>
          </table:table-cell>
          <table:table-cell office:value-type="float" office:value="109.75">
            <text:p>109.75</text:p>
          </table:table-cell>
          <table:table-cell office:value-type="float" office:value="171.25">
            <text:p>171.25</text:p>
          </table:table-cell>
          <table:table-cell office:value-type="float" office:value="0.176364942528736">
            <text:p>0.1763649425</text:p>
          </table:table-cell>
          <table:table-cell office:value-type="float" office:value="0.161160058737151">
            <text:p>0.1611600587</text:p>
          </table:table-cell>
          <table:table-cell office:value-type="float" office:value="0.112887277521424">
            <text:p>0.1128872775</text:p>
          </table:table-cell>
          <table:table-cell office:value-type="float" office:value="1.67824230103878">
            <text:p>1.678242301</text:p>
          </table:table-cell>
          <table:table-cell office:value-type="float" office:value="1.61496643206307">
            <text:p>1.6149664321</text:p>
          </table:table-cell>
          <table:table-cell office:value-type="float" office:value="1.42008280468033">
            <text:p>1.4200828047</text:p>
          </table:table-cell>
          <table:table-cell office:value-type="float" office:value="4.26738230393067">
            <text:p>4.2673823039</text:p>
          </table:table-cell>
          <table:table-cell office:value-type="float" office:value="4.63893213811854">
            <text:p>4.6389321381</text:p>
          </table:table-cell>
          <table:table-cell office:value-type="float" office:value="6.4805675804526">
            <text:p>6.48056758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2008">
            <text:p>2008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207.5">
            <text:p>207.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03336653386454">
            <text:p>0.1033366534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38260807616149">
            <text:p>1.3826080762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7.04855465423432">
            <text:p>7.04855465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22">
            <text:p>822</text:p>
          </table:table-cell>
          <table:table-cell office:value-type="float" office:value="2214">
            <text:p>2214</text:p>
          </table:table-cell>
          <table:table-cell office:value-type="float" office:value="47.375">
            <text:p>47.375</text:p>
          </table:table-cell>
          <table:table-cell office:value-type="float" office:value="203.625">
            <text:p>203.625</text:p>
          </table:table-cell>
          <table:table-cell office:value-type="float" office:value="181.125">
            <text:p>181.125</text:p>
          </table:table-cell>
          <table:table-cell office:value-type="float" office:value="0.138523391812865">
            <text:p>0.1385233918</text:p>
          </table:table-cell>
          <table:table-cell office:value-type="float" office:value="0.24771897810219">
            <text:p>0.2477189781</text:p>
          </table:table-cell>
          <table:table-cell office:value-type="float" office:value="0.0818089430894309">
            <text:p>0.0818089431</text:p>
          </table:table-cell>
          <table:table-cell office:value-type="float" office:value="1.52244178230054">
            <text:p>1.5224417823</text:p>
          </table:table-cell>
          <table:table-cell office:value-type="float" office:value="1.98729121989717">
            <text:p>1.9872912199</text:p>
          </table:table-cell>
          <table:table-cell office:value-type="float" office:value="1.29944899902505">
            <text:p>1.299448999</text:p>
          </table:table-cell>
          <table:table-cell office:value-type="float" office:value="5.34290973605441">
            <text:p>5.3429097361</text:p>
          </table:table-cell>
          <table:table-cell office:value-type="float" office:value="3.13191924427303">
            <text:p>3.1319192443</text:p>
          </table:table-cell>
          <table:table-cell office:value-type="float" office:value="8.81478754483082">
            <text:p>8.81478754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97">
            <text:p>997</text:p>
          </table:table-cell>
          <table:table-cell office:value-type="float" office:value="2133">
            <text:p>2133</text:p>
          </table:table-cell>
          <table:table-cell office:value-type="float" office:value="72">
            <text:p>72</text:p>
          </table:table-cell>
          <table:table-cell office:value-type="float" office:value="40.375">
            <text:p>40.375</text:p>
          </table:table-cell>
          <table:table-cell office:value-type="float" office:value="63.25">
            <text:p>63.25</text:p>
          </table:table-cell>
          <table:table-cell office:value-type="float" office:value="0.219512195121951">
            <text:p>0.2195121951</text:p>
          </table:table-cell>
          <table:table-cell office:value-type="float" office:value="0.0404964894684052">
            <text:p>0.0404964895</text:p>
          </table:table-cell>
          <table:table-cell office:value-type="float" office:value="0.0296530707923113">
            <text:p>0.0296530708</text:p>
          </table:table-cell>
          <table:table-cell office:value-type="float" office:value="1.86273646638905">
            <text:p>1.8627364664</text:p>
          </table:table-cell>
          <table:table-cell office:value-type="float" office:value="1.14495204583158">
            <text:p>1.1449520458</text:p>
          </table:table-cell>
          <table:table-cell office:value-type="float" office:value="1.10550918480362">
            <text:p>1.1055091848</text:p>
          </table:table-cell>
          <table:table-cell office:value-type="float" office:value="3.49278862079116">
            <text:p>3.4927886208</text:p>
          </table:table-cell>
          <table:table-cell office:value-type="float" office:value="17.4605094346885">
            <text:p>17.4605094347</text:p>
          </table:table-cell>
          <table:table-cell office:value-type="float" office:value="23.7201099766637">
            <text:p>23.720109976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88">
            <text:p>1088</text:p>
          </table:table-cell>
          <table:table-cell office:value-type="float" office:value="2555">
            <text:p>2555</text:p>
          </table:table-cell>
          <table:table-cell office:value-type="float" office:value="88.5">
            <text:p>88.5</text:p>
          </table:table-cell>
          <table:table-cell office:value-type="float" office:value="171.625">
            <text:p>171.625</text:p>
          </table:table-cell>
          <table:table-cell office:value-type="float" office:value="89">
            <text:p>89</text:p>
          </table:table-cell>
          <table:table-cell office:value-type="float" office:value="0.245833333333333">
            <text:p>0.2458333333</text:p>
          </table:table-cell>
          <table:table-cell office:value-type="float" office:value="0.157743566176471">
            <text:p>0.1577435662</text:p>
          </table:table-cell>
          <table:table-cell office:value-type="float" office:value="0.0348336594911937">
            <text:p>0.0348336595</text:p>
          </table:table-cell>
          <table:table-cell office:value-type="float" office:value="1.97886736111111">
            <text:p>1.9788673611</text:p>
          </table:table-cell>
          <table:table-cell office:value-type="float" office:value="1.60087322565099">
            <text:p>1.6008732257</text:p>
          </table:table-cell>
          <table:table-cell office:value-type="float" office:value="1.12429604053293">
            <text:p>1.1242960405</text:p>
          </table:table-cell>
          <table:table-cell office:value-type="float" office:value="3.15346913910323">
            <text:p>3.1534691391</text:p>
          </table:table-cell>
          <table:table-cell office:value-type="float" office:value="4.73225516184702">
            <text:p>4.7322551618</text:p>
          </table:table-cell>
          <table:table-cell office:value-type="float" office:value="20.2433716101019">
            <text:p>20.243371610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372">
            <text:p>372</text:p>
          </table:table-cell>
          <table:table-cell office:value-type="float" office:value="1238">
            <text:p>1238</text:p>
          </table:table-cell>
          <table:table-cell office:value-type="float" office:value="2835">
            <text:p>2835</text:p>
          </table:table-cell>
          <table:table-cell office:value-type="float" office:value="112.625">
            <text:p>112.625</text:p>
          </table:table-cell>
          <table:table-cell office:value-type="float" office:value="77.75">
            <text:p>77.75</text:p>
          </table:table-cell>
          <table:table-cell office:value-type="float" office:value="123.875">
            <text:p>123.875</text:p>
          </table:table-cell>
          <table:table-cell office:value-type="float" office:value="0.302755376344086">
            <text:p>0.3027553763</text:p>
          </table:table-cell>
          <table:table-cell office:value-type="float" office:value="0.0628029079159935">
            <text:p>0.0628029079</text:p>
          </table:table-cell>
          <table:table-cell office:value-type="float" office:value="0.043694885361552">
            <text:p>0.0436948854</text:p>
          </table:table-cell>
          <table:table-cell office:value-type="float" office:value="2.23929902029859">
            <text:p>2.2392990203</text:p>
          </table:table-cell>
          <table:table-cell office:value-type="float" office:value="1.22754081998168">
            <text:p>1.22754082</text:p>
          </table:table-cell>
          <table:table-cell office:value-type="float" office:value="1.15667421505868">
            <text:p>1.1566742151</text:p>
          </table:table-cell>
          <table:table-cell office:value-type="float" office:value="2.62077714784022">
            <text:p>2.6207771478</text:p>
          </table:table-cell>
          <table:table-cell office:value-type="float" office:value="11.3799199585428">
            <text:p>11.3799199585</text:p>
          </table:table-cell>
          <table:table-cell office:value-type="float" office:value="16.2074515245389">
            <text:p>16.207451524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284">
            <text:p>1284</text:p>
          </table:table-cell>
          <table:table-cell office:value-type="float" office:value="3010">
            <text:p>3010</text:p>
          </table:table-cell>
          <table:table-cell office:value-type="float" office:value="59.875">
            <text:p>59.875</text:p>
          </table:table-cell>
          <table:table-cell office:value-type="float" office:value="102.25">
            <text:p>102.25</text:p>
          </table:table-cell>
          <table:table-cell office:value-type="float" office:value="229.125">
            <text:p>229.125</text:p>
          </table:table-cell>
          <table:table-cell office:value-type="float" office:value="0.0944400630914826">
            <text:p>0.0944400631</text:p>
          </table:table-cell>
          <table:table-cell office:value-type="float" office:value="0.0796339563862928">
            <text:p>0.0796339564</text:p>
          </table:table-cell>
          <table:table-cell office:value-type="float" office:value="0.0761212624584718">
            <text:p>0.0761212625</text:p>
          </table:table-cell>
          <table:table-cell office:value-type="float" office:value="1.34802131483297">
            <text:p>1.3480213148</text:p>
          </table:table-cell>
          <table:table-cell office:value-type="float" office:value="1.2911483186911">
            <text:p>1.2911483187</text:p>
          </table:table-cell>
          <table:table-cell office:value-type="float" office:value="1.27778153393726">
            <text:p>1.2777815339</text:p>
          </table:table-cell>
          <table:table-cell office:value-type="float" office:value="7.6809075934131">
            <text:p>7.6809075934</text:p>
          </table:table-cell>
          <table:table-cell office:value-type="float" office:value="9.04631422186499">
            <text:p>9.0463142219</text:p>
          </table:table-cell>
          <table:table-cell office:value-type="float" office:value="9.4481651034604">
            <text:p>9.448165103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37">
            <text:p>737</text:p>
          </table:table-cell>
          <table:table-cell office:value-type="float" office:value="1363">
            <text:p>1363</text:p>
          </table:table-cell>
          <table:table-cell office:value-type="float" office:value="3054">
            <text:p>3054</text:p>
          </table:table-cell>
          <table:table-cell office:value-type="float" office:value="86.25">
            <text:p>86.25</text:p>
          </table:table-cell>
          <table:table-cell office:value-type="float" office:value="120.75">
            <text:p>120.75</text:p>
          </table:table-cell>
          <table:table-cell office:value-type="float" office:value="134.375">
            <text:p>134.375</text:p>
          </table:table-cell>
          <table:table-cell office:value-type="float" office:value="0.117028493894166">
            <text:p>0.1170284939</text:p>
          </table:table-cell>
          <table:table-cell office:value-type="float" office:value="0.0885913426265591">
            <text:p>0.0885913426</text:p>
          </table:table-cell>
          <table:table-cell office:value-type="float" office:value="0.0439996725605763">
            <text:p>0.0439996726</text:p>
          </table:table-cell>
          <table:table-cell office:value-type="float" office:value="1.43644323866053">
            <text:p>1.4364432387</text:p>
          </table:table-cell>
          <table:table-cell office:value-type="float" office:value="1.32545261413017">
            <text:p>1.3254526141</text:p>
          </table:table-cell>
          <table:table-cell office:value-type="float" office:value="1.15779335748548">
            <text:p>1.1577933575</text:p>
          </table:table-cell>
          <table:table-cell office:value-type="float" office:value="6.26307465763966">
            <text:p>6.2630746576</text:p>
          </table:table-cell>
          <table:table-cell office:value-type="float" office:value="8.16576718226246">
            <text:p>8.1657671823</text:p>
          </table:table-cell>
          <table:table-cell office:value-type="float" office:value="16.0975487185298">
            <text:p>16.097548718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71">
            <text:p>771</text:p>
          </table:table-cell>
          <table:table-cell office:value-type="float" office:value="1502">
            <text:p>1502</text:p>
          </table:table-cell>
          <table:table-cell office:value-type="float" office:value="3536">
            <text:p>3536</text:p>
          </table:table-cell>
          <table:table-cell office:value-type="float" office:value="23.25">
            <text:p>23.25</text:p>
          </table:table-cell>
          <table:table-cell office:value-type="float" office:value="108.5">
            <text:p>108.5</text:p>
          </table:table-cell>
          <table:table-cell office:value-type="float" office:value="145.25">
            <text:p>145.25</text:p>
          </table:table-cell>
          <table:table-cell office:value-type="float" office:value="0.0301556420233463">
            <text:p>0.030155642</text:p>
          </table:table-cell>
          <table:table-cell office:value-type="float" office:value="0.072237017310253">
            <text:p>0.0722370173</text:p>
          </table:table-cell>
          <table:table-cell office:value-type="float" office:value="0.0410774886877828">
            <text:p>0.0410774887</text:p>
          </table:table-cell>
          <table:table-cell office:value-type="float" office:value="1.10732709806356">
            <text:p>1.1073270981</text:p>
          </table:table-cell>
          <table:table-cell office:value-type="float" office:value="1.26305720645885">
            <text:p>1.2630572065</text:p>
          </table:table-cell>
          <table:table-cell office:value-type="float" office:value="1.14707843615795">
            <text:p>1.1470784362</text:p>
          </table:table-cell>
          <table:table-cell office:value-type="float" office:value="23.3305123952579">
            <text:p>23.3305123953</text:p>
          </table:table-cell>
          <table:table-cell office:value-type="float" office:value="9.93800198643189">
            <text:p>9.9380019864</text:p>
          </table:table-cell>
          <table:table-cell office:value-type="float" office:value="17.2183855772931">
            <text:p>17.218385577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62">
            <text:p>862</text:p>
          </table:table-cell>
          <table:table-cell office:value-type="float" office:value="1693">
            <text:p>1693</text:p>
          </table:table-cell>
          <table:table-cell office:value-type="float" office:value="3538">
            <text:p>3538</text:p>
          </table:table-cell>
          <table:table-cell office:value-type="float" office:value="90">
            <text:p>90</text:p>
          </table:table-cell>
          <table:table-cell office:value-type="float" office:value="75.875">
            <text:p>75.875</text:p>
          </table:table-cell>
          <table:table-cell office:value-type="float" office:value="298">
            <text:p>298</text:p>
          </table:table-cell>
          <table:table-cell office:value-type="float" office:value="0.104408352668213">
            <text:p>0.1044083527</text:p>
          </table:table-cell>
          <table:table-cell office:value-type="float" office:value="0.0448168930891908">
            <text:p>0.0448168931</text:p>
          </table:table-cell>
          <table:table-cell office:value-type="float" office:value="0.0842283776144715">
            <text:p>0.0842283776</text:p>
          </table:table-cell>
          <table:table-cell office:value-type="float" office:value="1.38679539838825">
            <text:p>1.3867953984</text:p>
          </table:table-cell>
          <table:table-cell office:value-type="float" office:value="1.16079589146826">
            <text:p>1.1607958915</text:p>
          </table:table-cell>
          <table:table-cell office:value-type="float" office:value="1.30870438405796">
            <text:p>1.3087043841</text:p>
          </table:table-cell>
          <table:table-cell office:value-type="float" office:value="6.97964783874463">
            <text:p>6.9796478387</text:p>
          </table:table-cell>
          <table:table-cell office:value-type="float" office:value="15.810244595641">
            <text:p>15.8102445956</text:p>
          </table:table-cell>
          <table:table-cell office:value-type="float" office:value="8.57128121927562">
            <text:p>8.571281219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40">
            <text:p>840</text:p>
          </table:table-cell>
          <table:table-cell office:value-type="float" office:value="1678">
            <text:p>1678</text:p>
          </table:table-cell>
          <table:table-cell office:value-type="float" office:value="3814">
            <text:p>3814</text:p>
          </table:table-cell>
          <table:table-cell office:value-type="float" office:value="81">
            <text:p>81</text:p>
          </table:table-cell>
          <table:table-cell office:value-type="float" office:value="101.875">
            <text:p>101.875</text:p>
          </table:table-cell>
          <table:table-cell office:value-type="float" office:value="127.25">
            <text:p>127.25</text:p>
          </table:table-cell>
          <table:table-cell office:value-type="float" office:value="0.0964285714285714">
            <text:p>0.0964285714</text:p>
          </table:table-cell>
          <table:table-cell office:value-type="float" office:value="0.0607121573301549">
            <text:p>0.0607121573</text:p>
          </table:table-cell>
          <table:table-cell office:value-type="float" office:value="0.0333639223911903">
            <text:p>0.0333639224</text:p>
          </table:table-cell>
          <table:table-cell office:value-type="float" office:value="1.355725">
            <text:p>1.355725</text:p>
          </table:table-cell>
          <table:table-cell office:value-type="float" office:value="1.219717044109">
            <text:p>1.2197170441</text:p>
          </table:table-cell>
          <table:table-cell office:value-type="float" office:value="1.11895550495112">
            <text:p>1.118955505</text:p>
          </table:table-cell>
          <table:table-cell office:value-type="float" office:value="7.52944983784411">
            <text:p>7.5294498378</text:p>
          </table:table-cell>
          <table:table-cell office:value-type="float" office:value="11.7601112757168">
            <text:p>11.7601112757</text:p>
          </table:table-cell>
          <table:table-cell office:value-type="float" office:value="21.1200283648801">
            <text:p>21.120028364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45">
            <text:p>845</text:p>
          </table:table-cell>
          <table:table-cell office:value-type="float" office:value="1866">
            <text:p>1866</text:p>
          </table:table-cell>
          <table:table-cell office:value-type="float" office:value="4611">
            <text:p>4611</text:p>
          </table:table-cell>
          <table:table-cell office:value-type="float" office:value="28.625">
            <text:p>28.625</text:p>
          </table:table-cell>
          <table:table-cell office:value-type="float" office:value="138.5">
            <text:p>138.5</text:p>
          </table:table-cell>
          <table:table-cell office:value-type="float" office:value="84">
            <text:p>84</text:p>
          </table:table-cell>
          <table:table-cell office:value-type="float" office:value="0.0338757396449704">
            <text:p>0.0338757396</text:p>
          </table:table-cell>
          <table:table-cell office:value-type="float" office:value="0.0742229367631297">
            <text:p>0.0742229368</text:p>
          </table:table-cell>
          <table:table-cell office:value-type="float" office:value="0.0182173064411191">
            <text:p>0.0182173064</text:p>
          </table:table-cell>
          <table:table-cell office:value-type="float" office:value="1.12081431760092">
            <text:p>1.1208143176</text:p>
          </table:table-cell>
          <table:table-cell office:value-type="float" office:value="1.27057800558077">
            <text:p>1.2705780056</text:p>
          </table:table-cell>
          <table:table-cell office:value-type="float" office:value="1.0644110382417">
            <text:p>1.0644110382</text:p>
          </table:table-cell>
          <table:table-cell office:value-type="float" office:value="20.8061119220836">
            <text:p>20.8061119221</text:p>
          </table:table-cell>
          <table:table-cell office:value-type="float" office:value="9.68115772149362">
            <text:p>9.6811577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56">
            <text:p>956</text:p>
          </table:table-cell>
          <table:table-cell office:value-type="float" office:value="1894">
            <text:p>1894</text:p>
          </table:table-cell>
          <table:table-cell office:value-type="float" office:value="4432">
            <text:p>4432</text:p>
          </table:table-cell>
          <table:table-cell office:value-type="float" office:value="40.5">
            <text:p>40.5</text:p>
          </table:table-cell>
          <table:table-cell office:value-type="float" office:value="71.125">
            <text:p>71.125</text:p>
          </table:table-cell>
          <table:table-cell office:value-type="float" office:value="160">
            <text:p>160</text:p>
          </table:table-cell>
          <table:table-cell office:value-type="float" office:value="0.0423640167364017">
            <text:p>0.0423640167</text:p>
          </table:table-cell>
          <table:table-cell office:value-type="float" office:value="0.0375527983104541">
            <text:p>0.0375527983</text:p>
          </table:table-cell>
          <table:table-cell office:value-type="float" office:value="0.036101083032491">
            <text:p>0.036101083</text:p>
          </table:table-cell>
          <table:table-cell office:value-type="float" office:value="1.15179169000893">
            <text:p>1.15179169</text:p>
          </table:table-cell>
          <table:table-cell office:value-type="float" office:value="1.13419881090204">
            <text:p>1.1341988109</text:p>
          </table:table-cell>
          <table:table-cell office:value-type="float" office:value="1.12890823547811">
            <text:p>1.1289082355</text:p>
          </table:table-cell>
          <table:table-cell office:value-type="float" office:value="16.7058734420677">
            <text:p>16.7058734421</text:p>
          </table:table-cell>
          <table:table-cell office:value-type="float" office:value="18.8023811120248">
            <text:p>18.802381112</text:p>
          </table:table-cell>
          <table:table-cell office:value-type="float" office:value="19.544702012777">
            <text:p>19.54470201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74">
            <text:p>1174</text:p>
          </table:table-cell>
          <table:table-cell office:value-type="float" office:value="2176">
            <text:p>2176</text:p>
          </table:table-cell>
          <table:table-cell office:value-type="float" office:value="4065">
            <text:p>4065</text:p>
          </table:table-cell>
          <table:table-cell office:value-type="float" office:value="87.875">
            <text:p>87.875</text:p>
          </table:table-cell>
          <table:table-cell office:value-type="float" office:value="104.25">
            <text:p>104.25</text:p>
          </table:table-cell>
          <table:table-cell office:value-type="float" office:value="283.5">
            <text:p>283.5</text:p>
          </table:table-cell>
          <table:table-cell office:value-type="float" office:value="0.074850936967632">
            <text:p>0.074850937</text:p>
          </table:table-cell>
          <table:table-cell office:value-type="float" office:value="0.0479090073529412">
            <text:p>0.0479090074</text:p>
          </table:table-cell>
          <table:table-cell office:value-type="float" office:value="0.0697416974169742">
            <text:p>0.0697416974</text:p>
          </table:table-cell>
          <table:table-cell office:value-type="float" office:value="1.27295949840598">
            <text:p>1.2729594984</text:p>
          </table:table-cell>
          <table:table-cell office:value-type="float" office:value="1.17218026078696">
            <text:p>1.1721802608</text:p>
          </table:table-cell>
          <table:table-cell office:value-type="float" office:value="1.25362919350227">
            <text:p>1.2536291935</text:p>
          </table:table-cell>
          <table:table-cell office:value-type="float" office:value="9.60277201064461">
            <text:p>9.6027720106</text:p>
          </table:table-cell>
          <table:table-cell office:value-type="float" office:value="14.8118635509147">
            <text:p>14.8118635509</text:p>
          </table:table-cell>
          <table:table-cell office:value-type="float" office:value="10.2814567476181">
            <text:p>10.281456747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134">
            <text:p>1134</text:p>
          </table:table-cell>
          <table:table-cell office:value-type="float" office:value="2160">
            <text:p>2160</text:p>
          </table:table-cell>
          <table:table-cell office:value-type="float" office:value="3825">
            <text:p>3825</text:p>
          </table:table-cell>
          <table:table-cell office:value-type="float" office:value="95.375">
            <text:p>95.375</text:p>
          </table:table-cell>
          <table:table-cell office:value-type="float" office:value="154.5">
            <text:p>154.5</text:p>
          </table:table-cell>
          <table:table-cell office:value-type="float" office:value="216.25">
            <text:p>216.25</text:p>
          </table:table-cell>
          <table:table-cell office:value-type="float" office:value="0.0841049382716049">
            <text:p>0.0841049383</text:p>
          </table:table-cell>
          <table:table-cell office:value-type="float" office:value="0.0715277777777778">
            <text:p>0.0715277778</text:p>
          </table:table-cell>
          <table:table-cell office:value-type="float" office:value="0.0565359477124183">
            <text:p>0.0565359477</text:p>
          </table:table-cell>
          <table:table-cell office:value-type="float" office:value="1.30823161960829">
            <text:p>1.3082316196</text:p>
          </table:table-cell>
          <table:table-cell office:value-type="float" office:value="1.26037501929012">
            <text:p>1.2603750193</text:p>
          </table:table-cell>
          <table:table-cell office:value-type="float" office:value="1.2041405912256">
            <text:p>1.2041405912</text:p>
          </table:table-cell>
          <table:table-cell office:value-type="float" office:value="8.5833659078955">
            <text:p>8.5833659079</text:p>
          </table:table-cell>
          <table:table-cell office:value-type="float" office:value="10.0331847343227">
            <text:p>10.0331847343</text:p>
          </table:table-cell>
          <table:table-cell office:value-type="float" office:value="12.6036882515688">
            <text:p>12.603688251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44">
            <text:p>1244</text:p>
          </table:table-cell>
          <table:table-cell office:value-type="float" office:value="2272">
            <text:p>2272</text:p>
          </table:table-cell>
          <table:table-cell office:value-type="float" office:value="4104">
            <text:p>4104</text:p>
          </table:table-cell>
          <table:table-cell office:value-type="float" office:value="73.5">
            <text:p>73.5</text:p>
          </table:table-cell>
          <table:table-cell office:value-type="float" office:value="66.125">
            <text:p>66.125</text:p>
          </table:table-cell>
          <table:table-cell office:value-type="float" office:value="215.875">
            <text:p>215.875</text:p>
          </table:table-cell>
          <table:table-cell office:value-type="float" office:value="0.0590836012861736">
            <text:p>0.0590836013</text:p>
          </table:table-cell>
          <table:table-cell office:value-type="float" office:value="0.0291043133802817">
            <text:p>0.0291043134</text:p>
          </table:table-cell>
          <table:table-cell office:value-type="float" office:value="0.0526011208576998">
            <text:p>0.0526011209</text:p>
          </table:table-cell>
          <table:table-cell office:value-type="float" office:value="1.21363471350586">
            <text:p>1.2136347135</text:p>
          </table:table-cell>
          <table:table-cell office:value-type="float" office:value="1.10352533650337">
            <text:p>1.1035253365</text:p>
          </table:table-cell>
          <table:table-cell office:value-type="float" office:value="1.1895270037163">
            <text:p>1.1895270037</text:p>
          </table:table-cell>
          <table:table-cell office:value-type="float" office:value="12.0748919000466">
            <text:p>12.0748919</text:p>
          </table:table-cell>
          <table:table-cell office:value-type="float" office:value="24.1608770747861">
            <text:p>24.1608770748</text:p>
          </table:table-cell>
          <table:table-cell office:value-type="float" office:value="13.5210348281947">
            <text:p>13.52103482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14">
            <text:p>1314</text:p>
          </table:table-cell>
          <table:table-cell office:value-type="float" office:value="2485">
            <text:p>2485</text:p>
          </table:table-cell>
          <table:table-cell office:value-type="float" office:value="4153">
            <text:p>4153</text:p>
          </table:table-cell>
          <table:table-cell office:value-type="float" office:value="136.625">
            <text:p>136.625</text:p>
          </table:table-cell>
          <table:table-cell office:value-type="float" office:value="137.375">
            <text:p>137.375</text:p>
          </table:table-cell>
          <table:table-cell office:value-type="float" office:value="225.75">
            <text:p>225.75</text:p>
          </table:table-cell>
          <table:table-cell office:value-type="float" office:value="0.103976407914764">
            <text:p>0.1039764079</text:p>
          </table:table-cell>
          <table:table-cell office:value-type="float" office:value="0.0552816901408451">
            <text:p>0.0552816901</text:p>
          </table:table-cell>
          <table:table-cell office:value-type="float" office:value="0.0543582952082832">
            <text:p>0.0543582952</text:p>
          </table:table-cell>
          <table:table-cell office:value-type="float" office:value="1.38510717077127">
            <text:p>1.3851071708</text:p>
          </table:table-cell>
          <table:table-cell office:value-type="float" office:value="1.19947580341202">
            <text:p>1.1994758034</text:p>
          </table:table-cell>
          <table:table-cell office:value-type="float" office:value="1.19604548877457">
            <text:p>1.1960454888</text:p>
          </table:table-cell>
          <table:table-cell office:value-type="float" office:value="7.00724974707017">
            <text:p>7.0072497471</text:p>
          </table:table-cell>
          <table:table-cell office:value-type="float" office:value="12.8819242363339">
            <text:p>12.8819242363</text:p>
          </table:table-cell>
          <table:table-cell office:value-type="float" office:value="13.0949680285002">
            <text:p>13.094968028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20">
            <text:p>1320</text:p>
          </table:table-cell>
          <table:table-cell office:value-type="float" office:value="2670">
            <text:p>2670</text:p>
          </table:table-cell>
          <table:table-cell office:value-type="float" office:value="4622">
            <text:p>4622</text:p>
          </table:table-cell>
          <table:table-cell office:value-type="float" office:value="120.25">
            <text:p>120.25</text:p>
          </table:table-cell>
          <table:table-cell office:value-type="float" office:value="140.125">
            <text:p>140.125</text:p>
          </table:table-cell>
          <table:table-cell office:value-type="float" office:value="377.625">
            <text:p>377.625</text:p>
          </table:table-cell>
          <table:table-cell office:value-type="float" office:value="0.0910984848484848">
            <text:p>0.0910984848</text:p>
          </table:table-cell>
          <table:table-cell office:value-type="float" office:value="0.0524812734082397">
            <text:p>0.0524812734</text:p>
          </table:table-cell>
          <table:table-cell office:value-type="float" office:value="0.0817016443098226">
            <text:p>0.0817016443</text:p>
          </table:table-cell>
          <table:table-cell office:value-type="float" office:value="1.33511060749541">
            <text:p>1.3351106075</text:p>
          </table:table-cell>
          <table:table-cell office:value-type="float" office:value="1.1890828536836">
            <text:p>1.1890828537</text:p>
          </table:table-cell>
          <table:table-cell office:value-type="float" office:value="1.29903906610292">
            <text:p>1.2990390661</text:p>
          </table:table-cell>
          <table:table-cell office:value-type="float" office:value="7.95030561407563">
            <text:p>7.9503056141</text:p>
          </table:table-cell>
          <table:table-cell office:value-type="float" office:value="13.5511336705795">
            <text:p>13.5511336706</text:p>
          </table:table-cell>
          <table:table-cell office:value-type="float" office:value="8.82592054345154">
            <text:p>8.825920543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644">
            <text:p>1644</text:p>
          </table:table-cell>
          <table:table-cell office:value-type="float" office:value="2805">
            <text:p>2805</text:p>
          </table:table-cell>
          <table:table-cell office:value-type="float" office:value="5516">
            <text:p>5516</text:p>
          </table:table-cell>
          <table:table-cell office:value-type="float" office:value="141.125">
            <text:p>141.125</text:p>
          </table:table-cell>
          <table:table-cell office:value-type="float" office:value="218.25">
            <text:p>218.25</text:p>
          </table:table-cell>
          <table:table-cell office:value-type="float" office:value="246">
            <text:p>246</text:p>
          </table:table-cell>
          <table:table-cell office:value-type="float" office:value="0.0858424574209246">
            <text:p>0.0858424574</text:p>
          </table:table-cell>
          <table:table-cell office:value-type="float" office:value="0.077807486631016">
            <text:p>0.0778074866</text:p>
          </table:table-cell>
          <table:table-cell office:value-type="float" office:value="0.0445975344452502">
            <text:p>0.0445975344</text:p>
          </table:table-cell>
          <table:table-cell office:value-type="float" office:value="1.31489169886552">
            <text:p>1.3148916989</text:p>
          </table:table-cell>
          <table:table-cell office:value-type="float" office:value="1.28419205296119">
            <text:p>1.284192053</text:p>
          </table:table-cell>
          <table:table-cell office:value-type="float" office:value="1.15998969311242">
            <text:p>1.1599896931</text:p>
          </table:table-cell>
          <table:table-cell office:value-type="float" office:value="8.41645984832408">
            <text:p>8.4164598483</text:p>
          </table:table-cell>
          <table:table-cell office:value-type="float" office:value="9.25073547090076">
            <text:p>9.2507354709</text:p>
          </table:table-cell>
          <table:table-cell office:value-type="float" office:value="15.8863292105159">
            <text:p>15.886329210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682">
            <text:p>1682</text:p>
          </table:table-cell>
          <table:table-cell office:value-type="float" office:value="2906">
            <text:p>2906</text:p>
          </table:table-cell>
          <table:table-cell office:value-type="float" office:value="5439">
            <text:p>5439</text:p>
          </table:table-cell>
          <table:table-cell office:value-type="float" office:value="77.125">
            <text:p>77.125</text:p>
          </table:table-cell>
          <table:table-cell office:value-type="float" office:value="131.625">
            <text:p>131.625</text:p>
          </table:table-cell>
          <table:table-cell office:value-type="float" office:value="517.625">
            <text:p>517.625</text:p>
          </table:table-cell>
          <table:table-cell office:value-type="float" office:value="0.0458531510107015">
            <text:p>0.045853151</text:p>
          </table:table-cell>
          <table:table-cell office:value-type="float" office:value="0.0452942188575361">
            <text:p>0.0452942189</text:p>
          </table:table-cell>
          <table:table-cell office:value-type="float" office:value="0.0951691487405773">
            <text:p>0.0951691487</text:p>
          </table:table-cell>
          <table:table-cell office:value-type="float" office:value="1.16460695099437">
            <text:p>1.164606951</text:p>
          </table:table-cell>
          <table:table-cell office:value-type="float" office:value="1.16255083587473">
            <text:p>1.1625508359</text:p>
          </table:table-cell>
          <table:table-cell office:value-type="float" office:value="1.35084406766115">
            <text:p>1.3508440677</text:p>
          </table:table-cell>
          <table:table-cell office:value-type="float" office:value="15.46065900174">
            <text:p>15.4606590017</text:p>
          </table:table-cell>
          <table:table-cell office:value-type="float" office:value="15.6472301439723">
            <text:p>15.647230144</text:p>
          </table:table-cell>
          <table:table-cell office:value-type="float" office:value="7.62464128200251">
            <text:p>7.62464128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944">
            <text:p>1944</text:p>
          </table:table-cell>
          <table:table-cell office:value-type="float" office:value="3295">
            <text:p>3295</text:p>
          </table:table-cell>
          <table:table-cell office:value-type="float" office:value="6190">
            <text:p>6190</text:p>
          </table:table-cell>
          <table:table-cell office:value-type="float" office:value="56.25">
            <text:p>56.25</text:p>
          </table:table-cell>
          <table:table-cell office:value-type="float" office:value="180.5">
            <text:p>180.5</text:p>
          </table:table-cell>
          <table:table-cell office:value-type="float" office:value="366.375">
            <text:p>366.375</text:p>
          </table:table-cell>
          <table:table-cell office:value-type="float" office:value="0.0289351851851852">
            <text:p>0.0289351852</text:p>
          </table:table-cell>
          <table:table-cell office:value-type="float" office:value="0.0547799696509863">
            <text:p>0.0547799697</text:p>
          </table:table-cell>
          <table:table-cell office:value-type="float" office:value="0.0591882067851373">
            <text:p>0.0591882068</text:p>
          </table:table-cell>
          <table:table-cell office:value-type="float" office:value="1.10291414823388">
            <text:p>1.1029141482</text:p>
          </table:table-cell>
          <table:table-cell office:value-type="float" office:value="1.19761155012538">
            <text:p>1.1976115501</text:p>
          </table:table-cell>
          <table:table-cell office:value-type="float" office:value="1.21402508163996">
            <text:p>1.2140250816</text:p>
          </table:table-cell>
          <table:table-cell office:value-type="float" office:value="24.3000925349681">
            <text:p>24.300092535</text:p>
          </table:table-cell>
          <table:table-cell office:value-type="float" office:value="12.9967893254468">
            <text:p>12.9967893254</text:p>
          </table:table-cell>
          <table:table-cell office:value-type="float" office:value="12.0541524471704">
            <text:p>12.054152447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092">
            <text:p>2092</text:p>
          </table:table-cell>
          <table:table-cell office:value-type="float" office:value="3448">
            <text:p>3448</text:p>
          </table:table-cell>
          <table:table-cell office:value-type="float" office:value="6348">
            <text:p>6348</text:p>
          </table:table-cell>
          <table:table-cell office:value-type="float" office:value="99.875">
            <text:p>99.875</text:p>
          </table:table-cell>
          <table:table-cell office:value-type="float" office:value="263.125">
            <text:p>263.125</text:p>
          </table:table-cell>
          <table:table-cell office:value-type="float" office:value="369">
            <text:p>369</text:p>
          </table:table-cell>
          <table:table-cell office:value-type="float" office:value="0.047741395793499">
            <text:p>0.0477413958</text:p>
          </table:table-cell>
          <table:table-cell office:value-type="float" office:value="0.0763123549883991">
            <text:p>0.076312355</text:p>
          </table:table-cell>
          <table:table-cell office:value-type="float" office:value="0.0581285444234405">
            <text:p>0.0581285444</text:p>
          </table:table-cell>
          <table:table-cell office:value-type="float" office:value="1.17156219738698">
            <text:p>1.1715621974</text:p>
          </table:table-cell>
          <table:table-cell office:value-type="float" office:value="1.27850745048619">
            <text:p>1.2785074505</text:p>
          </table:table-cell>
          <table:table-cell office:value-type="float" office:value="1.21007260372855">
            <text:p>1.2100726037</text:p>
          </table:table-cell>
          <table:table-cell office:value-type="float" office:value="14.8626673426629">
            <text:p>14.8626673427</text:p>
          </table:table-cell>
          <table:table-cell office:value-type="float" office:value="9.42535309194742">
            <text:p>9.4253530919</text:p>
          </table:table-cell>
          <table:table-cell office:value-type="float" office:value="12.267695733411">
            <text:p>12.26769573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135">
            <text:p>2135</text:p>
          </table:table-cell>
          <table:table-cell office:value-type="float" office:value="3558">
            <text:p>3558</text:p>
          </table:table-cell>
          <table:table-cell office:value-type="float" office:value="6581">
            <text:p>6581</text:p>
          </table:table-cell>
          <table:table-cell office:value-type="float" office:value="70.75">
            <text:p>70.75</text:p>
          </table:table-cell>
          <table:table-cell office:value-type="float" office:value="122.25">
            <text:p>122.25</text:p>
          </table:table-cell>
          <table:table-cell office:value-type="float" office:value="517.75">
            <text:p>517.75</text:p>
          </table:table-cell>
          <table:table-cell office:value-type="float" office:value="0.0331381733021077">
            <text:p>0.0331381733</text:p>
          </table:table-cell>
          <table:table-cell office:value-type="float" office:value="0.0343591905564924">
            <text:p>0.0343591906</text:p>
          </table:table-cell>
          <table:table-cell office:value-type="float" office:value="0.0786734538823887">
            <text:p>0.0786734539</text:p>
          </table:table-cell>
          <table:table-cell office:value-type="float" office:value="1.11813595807579">
            <text:p>1.1181359581</text:p>
          </table:table-cell>
          <table:table-cell office:value-type="float" office:value="1.12257105274009">
            <text:p>1.1225710527</text:p>
          </table:table-cell>
          <table:table-cell office:value-type="float" office:value="1.2874885327861">
            <text:p>1.2874885328</text:p>
          </table:table-cell>
          <table:table-cell office:value-type="float" office:value="21.2615701024485">
            <text:p>21.2615701024</text:p>
          </table:table-cell>
          <table:table-cell office:value-type="float" office:value="20.518181957023">
            <text:p>20.518181957</text:p>
          </table:table-cell>
          <table:table-cell office:value-type="float" office:value="9.15263238159175">
            <text:p>9.15263238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11">
            <text:p>1811</text:p>
          </table:table-cell>
          <table:table-cell office:value-type="float" office:value="3566">
            <text:p>3566</text:p>
          </table:table-cell>
          <table:table-cell office:value-type="float" office:value="7210">
            <text:p>7210</text:p>
          </table:table-cell>
          <table:table-cell office:value-type="float" office:value="131.125">
            <text:p>131.125</text:p>
          </table:table-cell>
          <table:table-cell office:value-type="float" office:value="225.75">
            <text:p>225.75</text:p>
          </table:table-cell>
          <table:table-cell office:value-type="float" office:value="427.25">
            <text:p>427.25</text:p>
          </table:table-cell>
          <table:table-cell office:value-type="float" office:value="0.0724047487575925">
            <text:p>0.0724047488</text:p>
          </table:table-cell>
          <table:table-cell office:value-type="float" office:value="0.0633062254627033">
            <text:p>0.0633062255</text:p>
          </table:table-cell>
          <table:table-cell office:value-type="float" office:value="0.0592579750346741">
            <text:p>0.059257975</text:p>
          </table:table-cell>
          <table:table-cell office:value-type="float" office:value="1.26369181803117">
            <text:p>1.263691818</text:p>
          </table:table-cell>
          <table:table-cell office:value-type="float" office:value="1.22942683835684">
            <text:p>1.2294268384</text:p>
          </table:table-cell>
          <table:table-cell office:value-type="float" office:value="1.21428546752757">
            <text:p>1.2142854675</text:p>
          </table:table-cell>
          <table:table-cell office:value-type="float" office:value="9.9157643029309">
            <text:p>9.9157643029</text:p>
          </table:table-cell>
          <table:table-cell office:value-type="float" office:value="11.2921437803874">
            <text:p>11.2921437804</text:p>
          </table:table-cell>
          <table:table-cell office:value-type="float" office:value="12.0403606423885">
            <text:p>12.040360642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24">
            <text:p>24</text:p>
          </table:table-cell>
          <table:table-cell office:value-type="float" office:value="2025">
            <text:p>2025</text:p>
          </table:table-cell>
          <table:table-cell office:value-type="float" office:value="3936">
            <text:p>3936</text:p>
          </table:table-cell>
          <table:table-cell office:value-type="float" office:value="7830">
            <text:p>7830</text:p>
          </table:table-cell>
          <table:table-cell office:value-type="float" office:value="102.5">
            <text:p>102.5</text:p>
          </table:table-cell>
          <table:table-cell office:value-type="float" office:value="130.125">
            <text:p>130.125</text:p>
          </table:table-cell>
          <table:table-cell office:value-type="float" office:value="301.125">
            <text:p>301.125</text:p>
          </table:table-cell>
          <table:table-cell office:value-type="float" office:value="0.0506172839506173">
            <text:p>0.050617284</text:p>
          </table:table-cell>
          <table:table-cell office:value-type="float" office:value="0.0330602134146341">
            <text:p>0.0330602134</text:p>
          </table:table-cell>
          <table:table-cell office:value-type="float" office:value="0.0384578544061303">
            <text:p>0.0384578544</text:p>
          </table:table-cell>
          <table:table-cell office:value-type="float" office:value="1.18218222831885">
            <text:p>1.1821822283</text:p>
          </table:table-cell>
          <table:table-cell office:value-type="float" office:value="1.11785298326482">
            <text:p>1.1178529833</text:p>
          </table:table-cell>
          <table:table-cell office:value-type="float" office:value="1.13750134328988">
            <text:p>1.1375013433</text:p>
          </table:table-cell>
          <table:table-cell office:value-type="float" office:value="14.0376048511881">
            <text:p>14.0376048512</text:p>
          </table:table-cell>
          <table:table-cell office:value-type="float" office:value="21.3108989333152">
            <text:p>21.3108989333</text:p>
          </table:table-cell>
          <table:table-cell office:value-type="float" office:value="18.3679469686366">
            <text:p>18.367946968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45">
            <text:p>45</text:p>
          </table:table-cell>
          <table:table-cell office:value-type="float" office:value="2316">
            <text:p>2316</text:p>
          </table:table-cell>
          <table:table-cell office:value-type="float" office:value="4204">
            <text:p>4204</text:p>
          </table:table-cell>
          <table:table-cell office:value-type="float" office:value="8888">
            <text:p>8888</text:p>
          </table:table-cell>
          <table:table-cell office:value-type="float" office:value="110">
            <text:p>110</text:p>
          </table:table-cell>
          <table:table-cell office:value-type="float" office:value="294">
            <text:p>294</text:p>
          </table:table-cell>
          <table:table-cell office:value-type="float" office:value="271.5">
            <text:p>271.5</text:p>
          </table:table-cell>
          <table:table-cell office:value-type="float" office:value="0.0474956822107081">
            <text:p>0.0474956822</text:p>
          </table:table-cell>
          <table:table-cell office:value-type="float" office:value="0.0699333967649857">
            <text:p>0.0699333968</text:p>
          </table:table-cell>
          <table:table-cell office:value-type="float" office:value="0.030546804680468">
            <text:p>0.0305468047</text:p>
          </table:table-cell>
          <table:table-cell office:value-type="float" office:value="1.17065633380165">
            <text:p>1.1706563338</text:p>
          </table:table-cell>
          <table:table-cell office:value-type="float" office:value="1.2543526214443">
            <text:p>1.2543526214</text:p>
          </table:table-cell>
          <table:table-cell office:value-type="float" office:value="1.10874270664296">
            <text:p>1.1087427066</text:p>
          </table:table-cell>
          <table:table-cell office:value-type="float" office:value="14.9377922071399">
            <text:p>14.9377922071</text:p>
          </table:table-cell>
          <table:table-cell office:value-type="float" office:value="10.2542025197045">
            <text:p>10.2542025197</text:p>
          </table:table-cell>
          <table:table-cell office:value-type="float" office:value="23.0361510123276">
            <text:p>23.036151012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224">
            <text:p>2224</text:p>
          </table:table-cell>
          <table:table-cell office:value-type="float" office:value="4392">
            <text:p>4392</text:p>
          </table:table-cell>
          <table:table-cell office:value-type="float" office:value="8694">
            <text:p>8694</text:p>
          </table:table-cell>
          <table:table-cell office:value-type="float" office:value="174.625">
            <text:p>174.625</text:p>
          </table:table-cell>
          <table:table-cell office:value-type="float" office:value="273.875">
            <text:p>273.875</text:p>
          </table:table-cell>
          <table:table-cell office:value-type="float" office:value="39.375">
            <text:p>39.375</text:p>
          </table:table-cell>
          <table:table-cell office:value-type="float" office:value="0.0785184352517986">
            <text:p>0.0785184353</text:p>
          </table:table-cell>
          <table:table-cell office:value-type="float" office:value="0.0623576958105647">
            <text:p>0.0623576958</text:p>
          </table:table-cell>
          <table:table-cell office:value-type="float" office:value="0.00452898550724638">
            <text:p>0.0045289855</text:p>
          </table:table-cell>
          <table:table-cell office:value-type="float" office:value="1.2868982069431">
            <text:p>1.2868982069</text:p>
          </table:table-cell>
          <table:table-cell office:value-type="float" office:value="1.22587336050151">
            <text:p>1.2258733605</text:p>
          </table:table-cell>
          <table:table-cell office:value-type="float" office:value="1.01589165222642">
            <text:p>1.0158916522</text:p>
          </table:table-cell>
          <table:table-cell office:value-type="float" office:value="9.17003508301469">
            <text:p>9.170035083</text:p>
          </table:table-cell>
          <table:table-cell office:value-type="float" office:value="11.4587435020285">
            <text:p>11.458743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2360">
            <text:p>2360</text:p>
          </table:table-cell>
          <table:table-cell office:value-type="float" office:value="4695">
            <text:p>4695</text:p>
          </table:table-cell>
          <table:table-cell office:value-type="float" office:value="9044">
            <text:p>9044</text:p>
          </table:table-cell>
          <table:table-cell office:value-type="float" office:value="194.375">
            <text:p>194.375</text:p>
          </table:table-cell>
          <table:table-cell office:value-type="float" office:value="278.5">
            <text:p>278.5</text:p>
          </table:table-cell>
          <table:table-cell office:value-type="float" office:value="-193.5">
            <text:p>-193.5</text:p>
          </table:table-cell>
          <table:table-cell office:value-type="float" office:value="0.0823622881355932">
            <text:p>0.0823622881</text:p>
          </table:table-cell>
          <table:table-cell office:value-type="float" office:value="0.0593184238551651">
            <text:p>0.0593184239</text:p>
          </table:table-cell>
          <table:table-cell office:value-type="float" office:value="-0.0213954002653693">
            <text:p>-0.0213954003</text:p>
          </table:table-cell>
          <table:table-cell office:value-type="float" office:value="1.30156375962816">
            <text:p>1.3015637596</text:p>
          </table:table-cell>
          <table:table-cell office:value-type="float" office:value="1.21451108729405">
            <text:p>1.2145110873</text:p>
          </table:table-cell>
          <table:table-cell office:value-type="float" office:value="0.926013314850137">
            <text:p>0.9260133149</text:p>
          </table:table-cell>
          <table:table-cell office:value-type="float" office:value="8.75783442355982">
            <text:p>8.7578344236</text:p>
          </table:table-cell>
          <table:table-cell office:value-type="float" office:value="12.0284373294886">
            <text:p>12.0284373295</text:p>
          </table:table-cell>
          <table:table-cell office:value-type="float" office:value="-32.0491957700432">
            <text:p>-32.0491957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2628">
            <text:p>2628</text:p>
          </table:table-cell>
          <table:table-cell office:value-type="float" office:value="5023">
            <text:p>5023</text:p>
          </table:table-cell>
          <table:table-cell office:value-type="float" office:value="8847">
            <text:p>8847</text:p>
          </table:table-cell>
          <table:table-cell office:value-type="float" office:value="228.375">
            <text:p>228.375</text:p>
          </table:table-cell>
          <table:table-cell office:value-type="float" office:value="282">
            <text:p>282</text:p>
          </table:table-cell>
          <table:table-cell office:value-type="float" office:value="-173.75">
            <text:p>-173.75</text:p>
          </table:table-cell>
          <table:table-cell office:value-type="float" office:value="0.0869006849315069">
            <text:p>0.0869006849</text:p>
          </table:table-cell>
          <table:table-cell office:value-type="float" office:value="0.0561417479593868">
            <text:p>0.056141748</text:p>
          </table:table-cell>
          <table:table-cell office:value-type="float" office:value="-0.0196394257940545">
            <text:p>-0.0196394258</text:p>
          </table:table-cell>
          <table:table-cell office:value-type="float" office:value="1.31895378618174">
            <text:p>1.3189537862</text:p>
          </table:table-cell>
          <table:table-cell office:value-type="float" office:value="1.20267383375117">
            <text:p>1.2026738338</text:p>
          </table:table-cell>
          <table:table-cell office:value-type="float" office:value="0.932017995530029">
            <text:p>0.9320179955</text:p>
          </table:table-cell>
          <table:table-cell office:value-type="float" office:value="8.31807515760235">
            <text:p>8.3180751576</text:p>
          </table:table-cell>
          <table:table-cell office:value-type="float" office:value="12.689795540828">
            <text:p>12.68979554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2802">
            <text:p>2802</text:p>
          </table:table-cell>
          <table:table-cell office:value-type="float" office:value="4994">
            <text:p>4994</text:p>
          </table:table-cell>
          <table:table-cell office:value-type="float" office:value="7975">
            <text:p>7975</text:p>
          </table:table-cell>
          <table:table-cell office:value-type="float" office:value="202.125">
            <text:p>202.125</text:p>
          </table:table-cell>
          <table:table-cell office:value-type="float" office:value="999">
            <text:p>999</text:p>
          </table:table-cell>
          <table:table-cell office:value-type="float" office:value="146.75">
            <text:p>146.75</text:p>
          </table:table-cell>
          <table:table-cell office:value-type="float" office:value="0.0721359743040685">
            <text:p>0.0721359743</text:p>
          </table:table-cell>
          <table:table-cell office:value-type="float" office:value="0.200040048057669">
            <text:p>0.2000400481</text:p>
          </table:table-cell>
          <table:table-cell office:value-type="float" office:value="0.0184012539184953">
            <text:p>0.0184012539</text:p>
          </table:table-cell>
          <table:table-cell office:value-type="float" office:value="1.26267496369028">
            <text:p>1.2626749637</text:p>
          </table:table-cell>
          <table:table-cell office:value-type="float" office:value="1.77857156902259">
            <text:p>1.778571569</text:p>
          </table:table-cell>
          <table:table-cell office:value-type="float" office:value="1.06506805676045">
            <text:p>1.0650680568</text:p>
          </table:table-cell>
          <table:table-cell office:value-type="float" office:value="9.95144807059336">
            <text:p>9.9514480706</text:p>
          </table:table-cell>
          <table:table-cell office:value-type="float" office:value="3.80108825141271">
            <text:p>3.8010882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2908">
            <text:p>2908</text:p>
          </table:table-cell>
          <table:table-cell office:value-type="float" office:value="4832">
            <text:p>4832</text:p>
          </table:table-cell>
          <table:table-cell office:value-type="float" office:value="8588">
            <text:p>8588</text:p>
          </table:table-cell>
          <table:table-cell office:value-type="float" office:value="317.625">
            <text:p>317.625</text:p>
          </table:table-cell>
          <table:table-cell office:value-type="float" office:value="530.25">
            <text:p>530.25</text:p>
          </table:table-cell>
          <table:table-cell office:value-type="float" office:value="127.625">
            <text:p>127.625</text:p>
          </table:table-cell>
          <table:table-cell office:value-type="float" office:value="0.109224552957359">
            <text:p>0.109224553</text:p>
          </table:table-cell>
          <table:table-cell office:value-type="float" office:value="0.109737168874172">
            <text:p>0.1097371689</text:p>
          </table:table-cell>
          <table:table-cell office:value-type="float" office:value="0.0148608523521192">
            <text:p>0.0148608524</text:p>
          </table:table-cell>
          <table:table-cell office:value-type="float" office:value="1.40566874116948">
            <text:p>1.4056687412</text:p>
          </table:table-cell>
          <table:table-cell office:value-type="float" office:value="1.40768289367534">
            <text:p>1.4076828937</text:p>
          </table:table-cell>
          <table:table-cell office:value-type="float" office:value="1.05244583930038">
            <text:p>1.0524458393</text:p>
          </table:table-cell>
          <table:table-cell office:value-type="float" office:value="6.68666173545097">
            <text:p>6.6866617355</text:p>
          </table:table-cell>
          <table:table-cell office:value-type="float" office:value="6.65699060339738">
            <text:p>6.6569906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8">
            <text:p>58</text:p>
          </table:table-cell>
          <table:table-cell office:value-type="float" office:value="1770">
            <text:p>1770</text:p>
          </table:table-cell>
          <table:table-cell office:value-type="float" office:value="4970">
            <text:p>4970</text:p>
          </table:table-cell>
          <table:table-cell office:value-type="float" office:value="13720">
            <text:p>13720</text:p>
          </table:table-cell>
          <table:table-cell office:value-type="float" office:value="-130">
            <text:p>-130</text:p>
          </table:table-cell>
          <table:table-cell office:value-type="float" office:value="76.875">
            <text:p>76.875</text:p>
          </table:table-cell>
          <table:table-cell office:value-type="float" office:value="4274.75">
            <text:p>4274.75</text:p>
          </table:table-cell>
          <table:table-cell office:value-type="float" office:value="-0.0734463276836158">
            <text:p>-0.0734463277</text:p>
          </table:table-cell>
          <table:table-cell office:value-type="float" office:value="0.0154678068410463">
            <text:p>0.0154678068</text:p>
          </table:table-cell>
          <table:table-cell office:value-type="float" office:value="0.311570699708455">
            <text:p>0.3115706997</text:p>
          </table:table-cell>
          <table:table-cell office:value-type="float" office:value="0.753510804685754">
            <text:p>0.7535108047</text:p>
          </table:table-cell>
          <table:table-cell office:value-type="float" office:value="1.05460625991867">
            <text:p>1.0546062599</text:p>
          </table:table-cell>
          <table:table-cell office:value-type="float" office:value="2.28076699877655">
            <text:p>2.2807669988</text:p>
          </table:table-cell>
          <table:table-cell office:value-type="float" office:value="-9.08648599893414">
            <text:p>-9.0864859989</text:p>
          </table:table-cell>
          <table:table-cell office:value-type="float" office:value="0">
            <text:p>0</text:p>
          </table:table-cell>
          <table:table-cell office:value-type="float" office:value="2.55561283390302">
            <text:p>2.555612833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1239">
            <text:p>1239</text:p>
          </table:table-cell>
          <table:table-cell office:value-type="float" office:value="5122">
            <text:p>5122</text:p>
          </table:table-cell>
          <table:table-cell office:value-type="float" office:value="22148">
            <text:p>22148</text:p>
          </table:table-cell>
          <table:table-cell office:value-type="float" office:value="201.375">
            <text:p>201.375</text:p>
          </table:table-cell>
          <table:table-cell office:value-type="float" office:value="256.375">
            <text:p>256.375</text:p>
          </table:table-cell>
          <table:table-cell office:value-type="float" office:value="4111.125">
            <text:p>4111.125</text:p>
          </table:table-cell>
          <table:table-cell office:value-type="float" office:value="0.162530266343826">
            <text:p>0.1625302663</text:p>
          </table:table-cell>
          <table:table-cell office:value-type="float" office:value="0.0500536899648575">
            <text:p>0.05005369</text:p>
          </table:table-cell>
          <table:table-cell office:value-type="float" office:value="0.185620597796641">
            <text:p>0.1856205978</text:p>
          </table:table-cell>
          <table:table-cell office:value-type="float" office:value="1.62063146365987">
            <text:p>1.6206314637</text:p>
          </table:table-cell>
          <table:table-cell office:value-type="float" office:value="1.18009844376003">
            <text:p>1.1800984438</text:p>
          </table:table-cell>
          <table:table-cell office:value-type="float" office:value="1.71720390468795">
            <text:p>1.7172039047</text:p>
          </table:table-cell>
          <table:table-cell office:value-type="float" office:value="4.60260473040092">
            <text:p>4.6026047304</text:p>
          </table:table-cell>
          <table:table-cell office:value-type="float" office:value="14.1918260780876">
            <text:p>14.1918260781</text:p>
          </table:table-cell>
          <table:table-cell office:value-type="float" office:value="4.07095815335636">
            <text:p>4.07095815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3">
            <text:p>53</text:p>
          </table:table-cell>
          <table:table-cell office:value-type="float" office:value="1298">
            <text:p>1298</text:p>
          </table:table-cell>
          <table:table-cell office:value-type="float" office:value="5043">
            <text:p>5043</text:p>
          </table:table-cell>
          <table:table-cell office:value-type="float" office:value="30968">
            <text:p>30968</text:p>
          </table:table-cell>
          <table:table-cell office:value-type="float" office:value="585.875">
            <text:p>585.875</text:p>
          </table:table-cell>
          <table:table-cell office:value-type="float" office:value="-150.625">
            <text:p>-150.625</text:p>
          </table:table-cell>
          <table:table-cell office:value-type="float" office:value="3465">
            <text:p>3465</text:p>
          </table:table-cell>
          <table:table-cell office:value-type="float" office:value="0.45136748844376">
            <text:p>0.4513674884</text:p>
          </table:table-cell>
          <table:table-cell office:value-type="float" office:value="-0.0298681340471941">
            <text:p>-0.029868134</text:p>
          </table:table-cell>
          <table:table-cell office:value-type="float" office:value="0.111889692585895">
            <text:p>0.1118896926</text:p>
          </table:table-cell>
          <table:table-cell office:value-type="float" office:value="2.97910212441625">
            <text:p>2.9791021244</text:p>
          </table:table-cell>
          <table:table-cell office:value-type="float" office:value="0.897210057480484">
            <text:p>0.8972100575</text:p>
          </table:table-cell>
          <table:table-cell office:value-type="float" office:value="1.41615175853229">
            <text:p>1.4161517585</text:p>
          </table:table-cell>
          <table:table-cell office:value-type="float" office:value="1.86076679166472">
            <text:p>1.8607667917</text:p>
          </table:table-cell>
          <table:table-cell office:value-type="float" office:value="-22.8585876363344">
            <text:p>-22.8585876363</text:p>
          </table:table-cell>
          <table:table-cell office:value-type="float" office:value="6.53536382299729">
            <text:p>6.53536382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1410">
            <text:p>1410</text:p>
          </table:table-cell>
          <table:table-cell office:value-type="float" office:value="4852">
            <text:p>4852</text:p>
          </table:table-cell>
          <table:table-cell office:value-type="float" office:value="35280">
            <text:p>35280</text:p>
          </table:table-cell>
          <table:table-cell office:value-type="float" office:value="-59">
            <text:p>-59</text:p>
          </table:table-cell>
          <table:table-cell office:value-type="float" office:value="2652.125">
            <text:p>2652.125</text:p>
          </table:table-cell>
          <table:table-cell office:value-type="float" office:value="2743.875">
            <text:p>2743.875</text:p>
          </table:table-cell>
          <table:table-cell office:value-type="float" office:value="-0.0418439716312057">
            <text:p>-0.0418439716</text:p>
          </table:table-cell>
          <table:table-cell office:value-type="float" office:value="0.54660449299258">
            <text:p>0.546604493</text:p>
          </table:table-cell>
          <table:table-cell office:value-type="float" office:value="0.0777742346938776">
            <text:p>0.0777742347</text:p>
          </table:table-cell>
          <table:table-cell office:value-type="float" office:value="0.856977898496052">
            <text:p>0.8569778985</text:p>
          </table:table-cell>
          <table:table-cell office:value-type="float" office:value="3.498717610123">
            <text:p>3.4987176101</text:p>
          </table:table-cell>
          <table:table-cell office:value-type="float" office:value="1.28406553132972">
            <text:p>1.2840655313</text:p>
          </table:table-cell>
          <table:table-cell office:value-type="float" office:value="-16.2160002470183">
            <text:p>-16.216000247</text:p>
          </table:table-cell>
          <table:table-cell office:value-type="float" office:value="1.58956151662789">
            <text:p>1.5895615166</text:p>
          </table:table-cell>
          <table:table-cell office:value-type="float" office:value="9.25454602713589">
            <text:p>9.254546027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987">
            <text:p>987</text:p>
          </table:table-cell>
          <table:table-cell office:value-type="float" office:value="5736">
            <text:p>5736</text:p>
          </table:table-cell>
          <table:table-cell office:value-type="float" office:value="41160">
            <text:p>41160</text:p>
          </table:table-cell>
          <table:table-cell office:value-type="float" office:value="240.875">
            <text:p>240.875</text:p>
          </table:table-cell>
          <table:table-cell office:value-type="float" office:value="195.625">
            <text:p>195.625</text:p>
          </table:table-cell>
          <table:table-cell office:value-type="float" office:value="1984.5">
            <text:p>1984.5</text:p>
          </table:table-cell>
          <table:table-cell office:value-type="float" office:value="0.244047619047619">
            <text:p>0.244047619</text:p>
          </table:table-cell>
          <table:table-cell office:value-type="float" office:value="0.0341047768479777">
            <text:p>0.0341047768</text:p>
          </table:table-cell>
          <table:table-cell office:value-type="float" office:value="0.0482142857142857">
            <text:p>0.0482142857</text:p>
          </table:table-cell>
          <table:table-cell office:value-type="float" office:value="1.97090277777778">
            <text:p>1.9709027778</text:p>
          </table:table-cell>
          <table:table-cell office:value-type="float" office:value="1.12164646514347">
            <text:p>1.1216464651</text:p>
          </table:table-cell>
          <table:table-cell office:value-type="float" office:value="1.17330625">
            <text:p>1.17330625</text:p>
          </table:table-cell>
          <table:table-cell office:value-type="float" office:value="3.17418287951519">
            <text:p>3.1741828795</text:p>
          </table:table-cell>
          <table:table-cell office:value-type="float" office:value="20.6686862315669">
            <text:p>20.668686231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1034">
            <text:p>1034</text:p>
          </table:table-cell>
          <table:table-cell office:value-type="float" office:value="6146">
            <text:p>6146</text:p>
          </table:table-cell>
          <table:table-cell office:value-type="float" office:value="39984">
            <text:p>39984</text:p>
          </table:table-cell>
          <table:table-cell office:value-type="float" office:value="552.25">
            <text:p>552.25</text:p>
          </table:table-cell>
          <table:table-cell office:value-type="float" office:value="-91.625">
            <text:p>-91.625</text:p>
          </table:table-cell>
          <table:table-cell office:value-type="float" office:value="465.5">
            <text:p>465.5</text:p>
          </table:table-cell>
          <table:table-cell office:value-type="float" office:value="0.534090909090909">
            <text:p>0.5340909091</text:p>
          </table:table-cell>
          <table:table-cell office:value-type="float" office:value="-0.0149080702896193">
            <text:p>-0.0149080703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0.948257365083463">
            <text:p>0.9482573651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504">
            <text:p>1504</text:p>
          </table:table-cell>
          <table:table-cell office:value-type="float" office:value="5684">
            <text:p>5684</text:p>
          </table:table-cell>
          <table:table-cell office:value-type="float" office:value="34104">
            <text:p>34104</text:p>
          </table:table-cell>
          <table:table-cell office:value-type="float" office:value="799">
            <text:p>799</text:p>
          </table:table-cell>
          <table:table-cell office:value-type="float" office:value="1639.75">
            <text:p>1639.75</text:p>
          </table:table-cell>
          <table:table-cell office:value-type="float" office:value="-906.5">
            <text:p>-906.5</text:p>
          </table:table-cell>
          <table:table-cell office:value-type="float" office:value="0.53125">
            <text:p>0.53125</text:p>
          </table:table-cell>
          <table:table-cell office:value-type="float" office:value="0.288485221674877">
            <text:p>0.2884852217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2.17281677318668">
            <text:p>2.1728167732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2.73466135774847">
            <text:p>2.7346613577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465">
            <text:p>2465</text:p>
          </table:table-cell>
          <table:table-cell office:value-type="float" office:value="5853">
            <text:p>5853</text:p>
          </table:table-cell>
          <table:table-cell office:value-type="float" office:value="35280">
            <text:p>35280</text:p>
          </table:table-cell>
          <table:table-cell office:value-type="float" office:value="-103.375">
            <text:p>-103.375</text:p>
          </table:table-cell>
          <table:table-cell office:value-type="float" office:value="-566">
            <text:p>-566</text:p>
          </table:table-cell>
          <table:table-cell office:value-type="float" office:value="2743.875">
            <text:p>2743.875</text:p>
          </table:table-cell>
          <table:table-cell office:value-type="float" office:value="-0.0419371196754564">
            <text:p>-0.0419371197</text:p>
          </table:table-cell>
          <table:table-cell office:value-type="float" office:value="-0.0967025457030583">
            <text:p>-0.0967025457</text:p>
          </table:table-cell>
          <table:table-cell office:value-type="float" office:value="0.0777742346938776">
            <text:p>0.0777742347</text:p>
          </table:table-cell>
          <table:table-cell office:value-type="float" office:value="0.856667176268983">
            <text:p>0.8566671763</text:p>
          </table:table-cell>
          <table:table-cell office:value-type="float" office:value="0.679869799436382">
            <text:p>0.6798697994</text:p>
          </table:table-cell>
          <table:table-cell office:value-type="float" office:value="1.28406553132972">
            <text:p>1.2840655313</text:p>
          </table:table-cell>
          <table:table-cell office:value-type="float" office:value="-16.1792014197533">
            <text:p>-16.1792014198</text:p>
          </table:table-cell>
          <table:table-cell office:value-type="float" office:value="-6.81538045134301">
            <text:p>-6.8153804513</text:p>
          </table:table-cell>
          <table:table-cell office:value-type="float" office:value="9.25454602713589">
            <text:p>9.254546027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567">
            <text:p>2567</text:p>
          </table:table-cell>
          <table:table-cell office:value-type="float" office:value="6942">
            <text:p>6942</text:p>
          </table:table-cell>
          <table:table-cell office:value-type="float" office:value="41160">
            <text:p>41160</text:p>
          </table:table-cell>
          <table:table-cell office:value-type="float" office:value="-78.625">
            <text:p>-78.625</text:p>
          </table:table-cell>
          <table:table-cell office:value-type="float" office:value="319.125">
            <text:p>319.125</text:p>
          </table:table-cell>
          <table:table-cell office:value-type="float" office:value="1984.5">
            <text:p>1984.5</text:p>
          </table:table-cell>
          <table:table-cell office:value-type="float" office:value="-0.0306291390728477">
            <text:p>-0.0306291391</text:p>
          </table:table-cell>
          <table:table-cell office:value-type="float" office:value="0.0459701815038894">
            <text:p>0.0459701815</text:p>
          </table:table-cell>
          <table:table-cell office:value-type="float" office:value="0.0482142857142857">
            <text:p>0.0482142857</text:p>
          </table:table-cell>
          <table:table-cell office:value-type="float" office:value="0.894636775799307">
            <text:p>0.8946367758</text:p>
          </table:table-cell>
          <table:table-cell office:value-type="float" office:value="1.16503762013511">
            <text:p>1.1650376201</text:p>
          </table:table-cell>
          <table:table-cell office:value-type="float" office:value="1.17330625">
            <text:p>1.17330625</text:p>
          </table:table-cell>
          <table:table-cell office:value-type="float" office:value="-22.2819483292016">
            <text:p>-22.2819483292</text:p>
          </table:table-cell>
          <table:table-cell office:value-type="float" office:value="15.4221686378743">
            <text:p>15.4221686379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2244">
            <text:p>2244</text:p>
          </table:table-cell>
          <table:table-cell office:value-type="float" office:value="8942">
            <text:p>8942</text:p>
          </table:table-cell>
          <table:table-cell office:value-type="float" office:value="39984">
            <text:p>39984</text:p>
          </table:table-cell>
          <table:table-cell office:value-type="float" office:value="-63.75">
            <text:p>-63.75</text:p>
          </table:table-cell>
          <table:table-cell office:value-type="float" office:value="229.5">
            <text:p>229.5</text:p>
          </table:table-cell>
          <table:table-cell office:value-type="float" office:value="465.5">
            <text:p>465.5</text:p>
          </table:table-cell>
          <table:table-cell office:value-type="float" office:value="-0.0284090909090909">
            <text:p>-0.0284090909</text:p>
          </table:table-cell>
          <table:table-cell office:value-type="float" office:value="0.0256653992395437">
            <text:p>0.0256653992</text:p>
          </table:table-cell>
          <table:table-cell office:value-type="float" office:value="0.0116421568627451">
            <text:p>0.0116421569</text:p>
          </table:table-cell>
          <table:table-cell office:value-type="float" office:value="0.902150051652893">
            <text:p>0.9021500517</text:p>
          </table:table-cell>
          <table:table-cell office:value-type="float" office:value="1.09111997426593">
            <text:p>1.0911199743</text:p>
          </table:table-cell>
          <table:table-cell office:value-type="float" office:value="1.04101320705978">
            <text:p>1.0410132071</text:p>
          </table:table-cell>
          <table:table-cell office:value-type="float" office:value="-24.0505424546661">
            <text:p>-24.0505424547</text:p>
          </table:table-cell>
          <table:table-cell office:value-type="float" office:value="27.3521777433901">
            <text:p>27.3521777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057">
            <text:p>2057</text:p>
          </table:table-cell>
          <table:table-cell office:value-type="float" office:value="8942">
            <text:p>8942</text:p>
          </table:table-cell>
          <table:table-cell office:value-type="float" office:value="34104">
            <text:p>34104</text:p>
          </table:table-cell>
          <table:table-cell office:value-type="float" office:value="40.375">
            <text:p>40.375</text:p>
          </table:table-cell>
          <table:table-cell office:value-type="float" office:value="412.25">
            <text:p>412.25</text:p>
          </table:table-cell>
          <table:table-cell office:value-type="float" office:value="-906.5">
            <text:p>-906.5</text:p>
          </table:table-cell>
          <table:table-cell office:value-type="float" office:value="0.0196280991735537">
            <text:p>0.0196280992</text:p>
          </table:table-cell>
          <table:table-cell office:value-type="float" office:value="0.0461026615969582">
            <text:p>0.0461026616</text:p>
          </table:table-cell>
          <table:table-cell office:value-type="float" office:value="-0.0265804597701149">
            <text:p>-0.0265804598</text:p>
          </table:table-cell>
          <table:table-cell office:value-type="float" office:value="1.06945346117069">
            <text:p>1.0694534612</text:p>
          </table:table-cell>
          <table:table-cell office:value-type="float" office:value="1.16552520818575">
            <text:p>1.1655252082</text:p>
          </table:table-cell>
          <table:table-cell office:value-type="float" office:value="0.908353171654115">
            <text:p>0.9083531717</text:p>
          </table:table-cell>
          <table:table-cell office:value-type="float" office:value="0">
            <text:p>0</text:p>
          </table:table-cell>
          <table:table-cell office:value-type="float" office:value="15.3788328016998">
            <text:p>15.3788328017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465">
            <text:p>2465</text:p>
          </table:table-cell>
          <table:table-cell office:value-type="float" office:value="9622">
            <text:p>9622</text:p>
          </table:table-cell>
          <table:table-cell office:value-type="float" office:value="31164">
            <text:p>31164</text:p>
          </table:table-cell>
          <table:table-cell office:value-type="float" office:value="-103.375">
            <text:p>-103.375</text:p>
          </table:table-cell>
          <table:table-cell office:value-type="float" office:value="565.25">
            <text:p>565.25</text:p>
          </table:table-cell>
          <table:table-cell office:value-type="float" office:value="1617">
            <text:p>1617</text:p>
          </table:table-cell>
          <table:table-cell office:value-type="float" office:value="-0.0419371196754564">
            <text:p>-0.0419371197</text:p>
          </table:table-cell>
          <table:table-cell office:value-type="float" office:value="0.0587455830388693">
            <text:p>0.058745583</text:p>
          </table:table-cell>
          <table:table-cell office:value-type="float" office:value="0.0518867924528302">
            <text:p>0.0518867925</text:p>
          </table:table-cell>
          <table:table-cell office:value-type="float" office:value="0.856667176268983">
            <text:p>0.8566671763</text:p>
          </table:table-cell>
          <table:table-cell office:value-type="float" office:value="1.21237358594813">
            <text:p>1.2123735859</text:p>
          </table:table-cell>
          <table:table-cell office:value-type="float" office:value="1.18688056247775">
            <text:p>1.1868805625</text:p>
          </table:table-cell>
          <table:table-cell office:value-type="float" office:value="-16.1792014197533">
            <text:p>-16.1792014198</text:p>
          </table:table-cell>
          <table:table-cell office:value-type="float" office:value="12.1424133906124">
            <text:p>12.1424133906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2">
            <text:p>22</text:p>
          </table:table-cell>
          <table:table-cell office:value-type="float" office:value="2567">
            <text:p>2567</text:p>
          </table:table-cell>
          <table:table-cell office:value-type="float" office:value="9588">
            <text:p>9588</text:p>
          </table:table-cell>
          <table:table-cell office:value-type="float" office:value="33908">
            <text:p>33908</text:p>
          </table:table-cell>
          <table:table-cell office:value-type="float" office:value="-78.625">
            <text:p>-78.625</text:p>
          </table:table-cell>
          <table:table-cell office:value-type="float" office:value="111.625">
            <text:p>111.625</text:p>
          </table:table-cell>
          <table:table-cell office:value-type="float" office:value="931">
            <text:p>931</text:p>
          </table:table-cell>
          <table:table-cell office:value-type="float" office:value="-0.0306291390728477">
            <text:p>-0.0306291391</text:p>
          </table:table-cell>
          <table:table-cell office:value-type="float" office:value="0.0116421568627451">
            <text:p>0.0116421569</text:p>
          </table:table-cell>
          <table:table-cell office:value-type="float" office:value="0.0274566473988439">
            <text:p>0.0274566474</text:p>
          </table:table-cell>
          <table:table-cell office:value-type="float" office:value="0.894636775799307">
            <text:p>0.8946367758</text:p>
          </table:table-cell>
          <table:table-cell office:value-type="float" office:value="1.04101320705978">
            <text:p>1.0410132071</text:p>
          </table:table-cell>
          <table:table-cell office:value-type="float" office:value="1.09757584616927">
            <text:p>1.0975758462</text:p>
          </table:table-cell>
          <table:table-cell office:value-type="float" office:value="-22.2819483292016">
            <text:p>-22.2819483292</text:p>
          </table:table-cell>
          <table:table-cell office:value-type="float" office:value="0">
            <text:p>0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244">
            <text:p>2244</text:p>
          </table:table-cell>
          <table:table-cell office:value-type="float" office:value="8778">
            <text:p>8778</text:p>
          </table:table-cell>
          <table:table-cell office:value-type="float" office:value="34104">
            <text:p>34104</text:p>
          </table:table-cell>
          <table:table-cell office:value-type="float" office:value="-63.75">
            <text:p>-63.75</text:p>
          </table:table-cell>
          <table:table-cell office:value-type="float" office:value="160.875">
            <text:p>160.875</text:p>
          </table:table-cell>
          <table:table-cell office:value-type="float" office:value="2254">
            <text:p>2254</text:p>
          </table:table-cell>
          <table:table-cell office:value-type="float" office:value="-0.0284090909090909">
            <text:p>-0.0284090909</text:p>
          </table:table-cell>
          <table:table-cell office:value-type="float" office:value="0.0183270676691729">
            <text:p>0.0183270677</text:p>
          </table:table-cell>
          <table:table-cell office:value-type="float" office:value="0.0660919540229885">
            <text:p>0.066091954</text:p>
          </table:table-cell>
          <table:table-cell office:value-type="float" office:value="0.902150051652893">
            <text:p>0.9021500517</text:p>
          </table:table-cell>
          <table:table-cell office:value-type="float" office:value="1.06480306440443">
            <text:p>1.0648030644</text:p>
          </table:table-cell>
          <table:table-cell office:value-type="float" office:value="1.23988340599815">
            <text:p>1.239883406</text:p>
          </table:table-cell>
          <table:table-cell office:value-type="float" office:value="-24.0505424546661">
            <text:p>-24.0505424547</text:p>
          </table:table-cell>
          <table:table-cell office:value-type="float" office:value="0">
            <text:p>0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057">
            <text:p>2057</text:p>
          </table:table-cell>
          <table:table-cell office:value-type="float" office:value="8217">
            <text:p>8217</text:p>
          </table:table-cell>
          <table:table-cell office:value-type="float" office:value="37828">
            <text:p>37828</text:p>
          </table:table-cell>
          <table:table-cell office:value-type="float" office:value="40.375">
            <text:p>40.375</text:p>
          </table:table-cell>
          <table:table-cell office:value-type="float" office:value="259.875">
            <text:p>259.875</text:p>
          </table:table-cell>
          <table:table-cell office:value-type="float" office:value="1421">
            <text:p>1421</text:p>
          </table:table-cell>
          <table:table-cell office:value-type="float" office:value="0.0196280991735537">
            <text:p>0.0196280992</text:p>
          </table:table-cell>
          <table:table-cell office:value-type="float" office:value="0.0316265060240964">
            <text:p>0.031626506</text:p>
          </table:table-cell>
          <table:table-cell office:value-type="float" office:value="0.0375647668393782">
            <text:p>0.0375647668</text:p>
          </table:table-cell>
          <table:table-cell office:value-type="float" office:value="1.06945346117069">
            <text:p>1.0694534612</text:p>
          </table:table-cell>
          <table:table-cell office:value-type="float" office:value="1.11265323341559">
            <text:p>1.1126532334</text:p>
          </table:table-cell>
          <table:table-cell office:value-type="float" office:value="1.13424246288491">
            <text:p>1.1342424629</text:p>
          </table:table-cell>
          <table:table-cell office:value-type="float" office:value="0">
            <text:p>0</text:p>
          </table:table-cell>
          <table:table-cell office:value-type="float" office:value="22.2614288028035">
            <text:p>22.2614288028</text:p>
          </table:table-cell>
          <table:table-cell office:value-type="float" office:value="18.7964995533793">
            <text:p>18.796499553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703">
            <text:p>2703</text:p>
          </table:table-cell>
          <table:table-cell office:value-type="float" office:value="9146">
            <text:p>9146</text:p>
          </table:table-cell>
          <table:table-cell office:value-type="float" office:value="41356">
            <text:p>41356</text:p>
          </table:table-cell>
          <table:table-cell office:value-type="float" office:value="140.25">
            <text:p>140.25</text:p>
          </table:table-cell>
          <table:table-cell office:value-type="float" office:value="212.5">
            <text:p>212.5</text:p>
          </table:table-cell>
          <table:table-cell office:value-type="float" office:value="514.5">
            <text:p>514.5</text:p>
          </table:table-cell>
          <table:table-cell office:value-type="float" office:value="0.0518867924528302">
            <text:p>0.0518867925</text:p>
          </table:table-cell>
          <table:table-cell office:value-type="float" office:value="0.0232342007434944">
            <text:p>0.0232342007</text:p>
          </table:table-cell>
          <table:table-cell office:value-type="float" office:value="0.0124407582938389">
            <text:p>0.0124407583</text:p>
          </table:table-cell>
          <table:table-cell office:value-type="float" office:value="1.18688056247775">
            <text:p>1.1868805625</text:p>
          </table:table-cell>
          <table:table-cell office:value-type="float" office:value="1.08237776564724">
            <text:p>1.0823777656</text:p>
          </table:table-cell>
          <table:table-cell office:value-type="float" office:value="1.04384600806361">
            <text:p>1.0438460081</text:p>
          </table:table-cell>
          <table:table-cell office:value-type="float" office:value="13.7024883528063">
            <text:p>13.7024883528</text:p>
          </table:table-cell>
          <table:table-cell office:value-type="float" office:value="30.1783015466673">
            <text:p>30.178301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941">
            <text:p>2941</text:p>
          </table:table-cell>
          <table:table-cell office:value-type="float" office:value="9657">
            <text:p>9657</text:p>
          </table:table-cell>
          <table:table-cell office:value-type="float" office:value="37044">
            <text:p>37044</text:p>
          </table:table-cell>
          <table:table-cell office:value-type="float" office:value="80.75">
            <text:p>80.75</text:p>
          </table:table-cell>
          <table:table-cell office:value-type="float" office:value="362.5">
            <text:p>362.5</text:p>
          </table:table-cell>
          <table:table-cell office:value-type="float" office:value="707.375">
            <text:p>707.375</text:p>
          </table:table-cell>
          <table:table-cell office:value-type="float" office:value="0.0274566473988439">
            <text:p>0.0274566474</text:p>
          </table:table-cell>
          <table:table-cell office:value-type="float" office:value="0.0375375375375375">
            <text:p>0.0375375375</text:p>
          </table:table-cell>
          <table:table-cell office:value-type="float" office:value="0.0190955350394126">
            <text:p>0.019095535</text:p>
          </table:table-cell>
          <table:table-cell office:value-type="float" office:value="1.09757584616927">
            <text:p>1.0975758462</text:p>
          </table:table-cell>
          <table:table-cell office:value-type="float" office:value="1.13414315216117">
            <text:p>1.1341431522</text:p>
          </table:table-cell>
          <table:table-cell office:value-type="float" office:value="1.06754906597649">
            <text:p>1.067549066</text:p>
          </table:table-cell>
          <table:table-cell office:value-type="float" office:value="25.5901589779144">
            <text:p>25.5901589779</text:p>
          </table:table-cell>
          <table:table-cell office:value-type="float" office:value="18.8098859802514">
            <text:p>18.8098859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2958">
            <text:p>2958</text:p>
          </table:table-cell>
          <table:table-cell office:value-type="float" office:value="9438">
            <text:p>9438</text:p>
          </table:table-cell>
          <table:table-cell office:value-type="float" office:value="43904">
            <text:p>43904</text:p>
          </table:table-cell>
          <table:table-cell office:value-type="float" office:value="195.5">
            <text:p>195.5</text:p>
          </table:table-cell>
          <table:table-cell office:value-type="float" office:value="185.25">
            <text:p>185.25</text:p>
          </table:table-cell>
          <table:table-cell office:value-type="float" office:value="177.875">
            <text:p>177.875</text:p>
          </table:table-cell>
          <table:table-cell office:value-type="float" office:value="0.0660919540229885">
            <text:p>0.066091954</text:p>
          </table:table-cell>
          <table:table-cell office:value-type="float" office:value="0.0196280991735537">
            <text:p>0.0196280992</text:p>
          </table:table-cell>
          <table:table-cell office:value-type="float" office:value="0.00405145317055394">
            <text:p>0.0040514532</text:p>
          </table:table-cell>
          <table:table-cell office:value-type="float" office:value="1.23988340599815">
            <text:p>1.239883406</text:p>
          </table:table-cell>
          <table:table-cell office:value-type="float" office:value="1.06945346117069">
            <text:p>1.0694534612</text:p>
          </table:table-cell>
          <table:table-cell office:value-type="float" office:value="1.01421225807161">
            <text:p>1.0142122581</text:p>
          </table:table-cell>
          <table:table-cell office:value-type="float" office:value="10.8304952919625">
            <text:p>10.830495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3043">
            <text:p>3043</text:p>
          </table:table-cell>
          <table:table-cell office:value-type="float" office:value="10574">
            <text:p>10574</text:p>
          </table:table-cell>
          <table:table-cell office:value-type="float" office:value="37828">
            <text:p>37828</text:p>
          </table:table-cell>
          <table:table-cell office:value-type="float" office:value="14.875">
            <text:p>14.875</text:p>
          </table:table-cell>
          <table:table-cell office:value-type="float" office:value="582.25">
            <text:p>582.25</text:p>
          </table:table-cell>
          <table:table-cell office:value-type="float" office:value="1421">
            <text:p>1421</text:p>
          </table:table-cell>
          <table:table-cell office:value-type="float" office:value="0.00488826815642458">
            <text:p>0.0048882682</text:p>
          </table:table-cell>
          <table:table-cell office:value-type="float" office:value="0.055064308681672">
            <text:p>0.0550643087</text:p>
          </table:table-cell>
          <table:table-cell office:value-type="float" office:value="0.0375647668393782">
            <text:p>0.0375647668</text:p>
          </table:table-cell>
          <table:table-cell office:value-type="float" office:value="1.017155773072">
            <text:p>1.0171557731</text:p>
          </table:table-cell>
          <table:table-cell office:value-type="float" office:value="1.19866795344341">
            <text:p>1.1986679534</text:p>
          </table:table-cell>
          <table:table-cell office:value-type="float" office:value="1.13424246288491">
            <text:p>1.1342424629</text:p>
          </table:table-cell>
          <table:table-cell office:value-type="float" office:value="0">
            <text:p>0</text:p>
          </table:table-cell>
          <table:table-cell office:value-type="float" office:value="12.9314351381529">
            <text:p>12.9314351382</text:p>
          </table:table-cell>
          <table:table-cell office:value-type="float" office:value="18.7964995533793">
            <text:p>18.796499553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3060">
            <text:p>3060</text:p>
          </table:table-cell>
          <table:table-cell office:value-type="float" office:value="11322">
            <text:p>11322</text:p>
          </table:table-cell>
          <table:table-cell office:value-type="float" office:value="41356">
            <text:p>41356</text:p>
          </table:table-cell>
          <table:table-cell office:value-type="float" office:value="-15.875">
            <text:p>-15.875</text:p>
          </table:table-cell>
          <table:table-cell office:value-type="float" office:value="425">
            <text:p>425</text:p>
          </table:table-cell>
          <table:table-cell office:value-type="float" office:value="514.5">
            <text:p>514.5</text:p>
          </table:table-cell>
          <table:table-cell office:value-type="float" office:value="-0.00518790849673203">
            <text:p>-0.0051879085</text:p>
          </table:table-cell>
          <table:table-cell office:value-type="float" office:value="0.0375375375375375">
            <text:p>0.0375375375</text:p>
          </table:table-cell>
          <table:table-cell office:value-type="float" office:value="0.0124407582938389">
            <text:p>0.0124407583</text:p>
          </table:table-cell>
          <table:table-cell office:value-type="float" office:value="0.981895072474796">
            <text:p>0.9818950725</text:p>
          </table:table-cell>
          <table:table-cell office:value-type="float" office:value="1.13414315216117">
            <text:p>1.1341431522</text:p>
          </table:table-cell>
          <table:table-cell office:value-type="float" office:value="1.04384600806361">
            <text:p>1.0438460081</text:p>
          </table:table-cell>
          <table:table-cell office:value-type="float" office:value="0">
            <text:p>0</text:p>
          </table:table-cell>
          <table:table-cell office:value-type="float" office:value="18.8098859802514">
            <text:p>18.8098859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74">
            <text:p>174</text:p>
          </table:table-cell>
          <table:table-cell office:value-type="float" office:value="3213">
            <text:p>3213</text:p>
          </table:table-cell>
          <table:table-cell office:value-type="float" office:value="11151">
            <text:p>11151</text:p>
          </table:table-cell>
          <table:table-cell office:value-type="float" office:value="39567">
            <text:p>39567</text:p>
          </table:table-cell>
          <table:table-cell office:value-type="float" office:value="22">
            <text:p>22</text:p>
          </table:table-cell>
          <table:table-cell office:value-type="float" office:value="76.375">
            <text:p>76.375</text:p>
          </table:table-cell>
          <table:table-cell office:value-type="float" office:value="470.375">
            <text:p>470.375</text:p>
          </table:table-cell>
          <table:table-cell office:value-type="float" office:value="0.00684718331777155">
            <text:p>0.0068471833</text:p>
          </table:table-cell>
          <table:table-cell office:value-type="float" office:value="0.00684916151017846">
            <text:p>0.0068491615</text:p>
          </table:table-cell>
          <table:table-cell office:value-type="float" office:value="0.0118880632850608">
            <text:p>0.0118880633</text:p>
          </table:table-cell>
          <table:table-cell office:value-type="float" office:value="1.0240570340942">
            <text:p>1.0240570341</text:p>
          </table:table-cell>
          <table:table-cell office:value-type="float" office:value="1.02406401087187">
            <text:p>1.0240640109</text:p>
          </table:table-cell>
          <table:table-cell office:value-type="float" office:value="1.04188522055311">
            <text:p>1.04188522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3081">
            <text:p>3081</text:p>
          </table:table-cell>
          <table:table-cell office:value-type="float" office:value="12273">
            <text:p>12273</text:p>
          </table:table-cell>
          <table:table-cell office:value-type="float" office:value="43904">
            <text:p>43904</text:p>
          </table:table-cell>
          <table:table-cell office:value-type="float" office:value="51.125">
            <text:p>51.125</text:p>
          </table:table-cell>
          <table:table-cell office:value-type="float" office:value="357">
            <text:p>357</text:p>
          </table:table-cell>
          <table:table-cell office:value-type="float" office:value="1089.125">
            <text:p>1089.125</text:p>
          </table:table-cell>
          <table:table-cell office:value-type="float" office:value="0.0165936384290815">
            <text:p>0.0165936384</text:p>
          </table:table-cell>
          <table:table-cell office:value-type="float" office:value="0.0290882424835004">
            <text:p>0.0290882425</text:p>
          </table:table-cell>
          <table:table-cell office:value-type="float" office:value="0.024806965196793">
            <text:p>0.0248069652</text:p>
          </table:table-cell>
          <table:table-cell office:value-type="float" office:value="1.05861741822096">
            <text:p>1.0586174182</text:p>
          </table:table-cell>
          <table:table-cell office:value-type="float" office:value="1.10346725535978">
            <text:p>1.1034672554</text:p>
          </table:table-cell>
          <table:table-cell office:value-type="float" office:value="1.08803053381243">
            <text:p>1.0880305338</text:p>
          </table:table-cell>
          <table:table-cell office:value-type="float" office:value="0">
            <text:p>0</text:p>
          </table:table-cell>
          <table:table-cell office:value-type="float" office:value="24.1740360025725">
            <text:p>24.1740360026</text:p>
          </table:table-cell>
          <table:table-cell office:value-type="float" office:value="28.2867937295722">
            <text:p>28.286793729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51">
            <text:p>151</text:p>
          </table:table-cell>
          <table:table-cell office:value-type="float" office:value="3043">
            <text:p>3043</text:p>
          </table:table-cell>
          <table:table-cell office:value-type="float" office:value="12449">
            <text:p>12449</text:p>
          </table:table-cell>
          <table:table-cell office:value-type="float" office:value="39203">
            <text:p>39203</text:p>
          </table:table-cell>
          <table:table-cell office:value-type="float" office:value="151.25">
            <text:p>151.25</text:p>
          </table:table-cell>
          <table:table-cell office:value-type="float" office:value="154.875">
            <text:p>154.875</text:p>
          </table:table-cell>
          <table:table-cell office:value-type="float" office:value="2964.375">
            <text:p>2964.375</text:p>
          </table:table-cell>
          <table:table-cell office:value-type="float" office:value="0.0497042392375945">
            <text:p>0.0497042392</text:p>
          </table:table-cell>
          <table:table-cell office:value-type="float" office:value="0.0124407582938389">
            <text:p>0.0124407583</text:p>
          </table:table-cell>
          <table:table-cell office:value-type="float" office:value="0.0756160242838558">
            <text:p>0.0756160243</text:p>
          </table:table-cell>
          <table:table-cell office:value-type="float" office:value="1.17880703967203">
            <text:p>1.1788070397</text:p>
          </table:table-cell>
          <table:table-cell office:value-type="float" office:value="1.04384600806361">
            <text:p>1.0438460081</text:p>
          </table:table-cell>
          <table:table-cell office:value-type="float" office:value="1.27586293992535">
            <text:p>1.2758629399</text:p>
          </table:table-cell>
          <table:table-cell office:value-type="float" office:value="14.2892055965294">
            <text:p>14.2892055965</text:p>
          </table:table-cell>
          <table:table-cell office:value-type="float" office:value="0">
            <text:p>0</text:p>
          </table:table-cell>
          <table:table-cell office:value-type="float" office:value="9.50903398584623">
            <text:p>9.509033985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32">
            <text:p>132</text:p>
          </table:table-cell>
          <table:table-cell office:value-type="float" office:value="3060">
            <text:p>3060</text:p>
          </table:table-cell>
          <table:table-cell office:value-type="float" office:value="11151">
            <text:p>11151</text:p>
          </table:table-cell>
          <table:table-cell office:value-type="float" office:value="39892">
            <text:p>39892</text:p>
          </table:table-cell>
          <table:table-cell office:value-type="float" office:value="150.875">
            <text:p>150.875</text:p>
          </table:table-cell>
          <table:table-cell office:value-type="float" office:value="89">
            <text:p>89</text:p>
          </table:table-cell>
          <table:table-cell office:value-type="float" office:value="3435.25">
            <text:p>3435.25</text:p>
          </table:table-cell>
          <table:table-cell office:value-type="float" office:value="0.0493055555555556">
            <text:p>0.0493055556</text:p>
          </table:table-cell>
          <table:table-cell office:value-type="float" office:value="0.00798134696439781">
            <text:p>0.007981347</text:p>
          </table:table-cell>
          <table:table-cell office:value-type="float" office:value="0.0861137571442896">
            <text:p>0.0861137571</text:p>
          </table:table-cell>
          <table:table-cell office:value-type="float" office:value="1.17733427854938">
            <text:p>1.1773342785</text:p>
          </table:table-cell>
          <table:table-cell office:value-type="float" office:value="1.02805957009815">
            <text:p>1.0280595701</text:p>
          </table:table-cell>
          <table:table-cell office:value-type="float" office:value="1.31593268517724">
            <text:p>1.3159326852</text:p>
          </table:table-cell>
          <table:table-cell office:value-type="float" office:value="14.401990020517">
            <text:p>14.4019900205</text:p>
          </table:table-cell>
          <table:table-cell office:value-type="float" office:value="0">
            <text:p>0</text:p>
          </table:table-cell>
          <table:table-cell office:value-type="float" office:value="8.3910064173441">
            <text:p>8.391006417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3117">
            <text:p>3117</text:p>
          </table:table-cell>
          <table:table-cell office:value-type="float" office:value="12474">
            <text:p>12474</text:p>
          </table:table-cell>
          <table:table-cell office:value-type="float" office:value="40807">
            <text:p>40807</text:p>
          </table:table-cell>
          <table:table-cell office:value-type="float" office:value="166.25">
            <text:p>166.25</text:p>
          </table:table-cell>
          <table:table-cell office:value-type="float" office:value="19.875">
            <text:p>19.875</text:p>
          </table:table-cell>
          <table:table-cell office:value-type="float" office:value="2489.125">
            <text:p>2489.125</text:p>
          </table:table-cell>
          <table:table-cell office:value-type="float" office:value="0.0533365415463587">
            <text:p>0.0533365415</text:p>
          </table:table-cell>
          <table:table-cell office:value-type="float" office:value="0.00159331409331409">
            <text:p>0.0015933141</text:p>
          </table:table-cell>
          <table:table-cell office:value-type="float" office:value="0.060997500428848">
            <text:p>0.0609975004</text:p>
          </table:table-cell>
          <table:table-cell office:value-type="float" office:value="1.19225367727394">
            <text:p>1.1922536773</text:p>
          </table:table-cell>
          <table:table-cell office:value-type="float" office:value="1.00558157508021">
            <text:p>1.0055815751</text:p>
          </table:table-cell>
          <table:table-cell office:value-type="float" office:value="1.22078381381576">
            <text:p>1.2207838138</text:p>
          </table:table-cell>
          <table:table-cell office:value-type="float" office:value="13.339300127761">
            <text:p>13.3393001278</text:p>
          </table:table-cell>
          <table:table-cell office:value-type="float" office:value="0">
            <text:p>0</text:p>
          </table:table-cell>
          <table:table-cell office:value-type="float" office:value="11.7066878875407">
            <text:p>11.706687887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3714">
            <text:p>3714</text:p>
          </table:table-cell>
          <table:table-cell office:value-type="float" office:value="12648">
            <text:p>12648</text:p>
          </table:table-cell>
          <table:table-cell office:value-type="float" office:value="48620">
            <text:p>48620</text:p>
          </table:table-cell>
          <table:table-cell office:value-type="float" office:value="100.25">
            <text:p>100.25</text:p>
          </table:table-cell>
          <table:table-cell office:value-type="float" office:value="-36.625">
            <text:p>-36.625</text:p>
          </table:table-cell>
          <table:table-cell office:value-type="float" office:value="3102.75">
            <text:p>3102.75</text:p>
          </table:table-cell>
          <table:table-cell office:value-type="float" office:value="0.0269924609585353">
            <text:p>0.026992461</text:p>
          </table:table-cell>
          <table:table-cell office:value-type="float" office:value="-0.00289571473750791">
            <text:p>-0.0028957147</text:p>
          </table:table-cell>
          <table:table-cell office:value-type="float" office:value="0.0638163307280954">
            <text:p>0.0638163307</text:p>
          </table:table-cell>
          <table:table-cell office:value-type="float" office:value="1.09590165553413">
            <text:p>1.0959016555</text:p>
          </table:table-cell>
          <table:table-cell office:value-type="float" office:value="0.989881433339851">
            <text:p>0.9898814333</text:p>
          </table:table-cell>
          <table:table-cell office:value-type="float" office:value="1.23133930472083">
            <text:p>1.2313393047</text:p>
          </table:table-cell>
          <table:table-cell office:value-type="float" office:value="26.0243232000498">
            <text:p>26.0243232</text:p>
          </table:table-cell>
          <table:table-cell office:value-type="float" office:value="0">
            <text:p>0</text:p>
          </table:table-cell>
          <table:table-cell office:value-type="float" office:value="11.2045961404431">
            <text:p>11.204596140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73">
            <text:p>173</text:p>
          </table:table-cell>
          <table:table-cell office:value-type="float" office:value="4491">
            <text:p>4491</text:p>
          </table:table-cell>
          <table:table-cell office:value-type="float" office:value="14040">
            <text:p>14040</text:p>
          </table:table-cell>
          <table:table-cell office:value-type="float" office:value="58799">
            <text:p>58799</text:p>
          </table:table-cell>
          <table:table-cell office:value-type="float" office:value="223.857142857143">
            <text:p>223.8571428571</text:p>
          </table:table-cell>
          <table:table-cell office:value-type="float" office:value="-462.833333333333">
            <text:p>-462.8333333333</text:p>
          </table:table-cell>
          <table:table-cell office:value-type="float" office:value="3020.85714285714">
            <text:p>3020.8571428571</text:p>
          </table:table-cell>
          <table:table-cell office:value-type="float" office:value="0.0498457231924166">
            <text:p>0.0498457232</text:p>
          </table:table-cell>
          <table:table-cell office:value-type="float" office:value="-0.0329653371320038">
            <text:p>-0.0329653371</text:p>
          </table:table-cell>
          <table:table-cell office:value-type="float" office:value="0.0513759952185776">
            <text:p>0.0513759952</text:p>
          </table:table-cell>
          <table:table-cell office:value-type="float" office:value="1.17932983956979">
            <text:p>1.1793298396</text:p>
          </table:table-cell>
          <table:table-cell office:value-type="float" office:value="0.886751278404351">
            <text:p>0.8867512784</text:p>
          </table:table-cell>
          <table:table-cell office:value-type="float" office:value="1.18498938931903">
            <text:p>1.1849893893</text:p>
          </table:table-cell>
          <table:table-cell office:value-type="float" office:value="14.2496145743288">
            <text:p>14.2496145743</text:p>
          </table:table-cell>
          <table:table-cell office:value-type="float" office:value="-20.6780362900903">
            <text:p>-20.6780362901</text:p>
          </table:table-cell>
          <table:table-cell office:value-type="float" office:value="13.8353344023658">
            <text:p>13.835334402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4778">
            <text:p>4778</text:p>
          </table:table-cell>
          <table:table-cell office:value-type="float" office:value="14346">
            <text:p>14346</text:p>
          </table:table-cell>
          <table:table-cell office:value-type="float" office:value="64071">
            <text:p>64071</text:p>
          </table:table-cell>
          <table:table-cell office:value-type="float" office:value="0">
            <text:p>0</text:p>
          </table:table-cell>
          <table:table-cell office:value-type="float" office:value="-192.8">
            <text:p>-192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34392862121846">
            <text:p>-0.013439286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  <table:table-cell office:value-type="float" office:value="0.953316502508584">
            <text:p>0.9533165025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4543">
            <text:p>4543</text:p>
          </table:table-cell>
          <table:table-cell office:value-type="float" office:value="13596">
            <text:p>13596</text:p>
          </table:table-cell>
          <table:table-cell office:value-type="float" office:value="69815">
            <text:p>69815</text:p>
          </table:table-cell>
          <table:table-cell office:value-type="float" office:value="298.6">
            <text:p>298.6</text:p>
          </table:table-cell>
          <table:table-cell office:value-type="float" office:value="-567.6">
            <text:p>-567.6</text:p>
          </table:table-cell>
          <table:table-cell office:value-type="float" office:value="0">
            <text:p>0</text:p>
          </table:table-cell>
          <table:table-cell office:value-type="float" office:value="0.0657274928461369">
            <text:p>0.0657274928</text:p>
          </table:table-cell>
          <table:table-cell office:value-type="float" office:value="-0.041747572815534">
            <text:p>-0.0417475728</text:p>
          </table:table-cell>
          <table:table-cell office:value-type="float" office:value="0">
            <text:p>0</text:p>
          </table:table-cell>
          <table:table-cell office:value-type="float" office:value="1.23851362746052">
            <text:p>1.2385136275</text:p>
          </table:table-cell>
          <table:table-cell office:value-type="float" office:value="0.857299500424168">
            <text:p>0.8572995004</text:p>
          </table:table-cell>
          <table:table-cell office:value-type="float" office:value="1.32">
            <text:p>1.32</text:p>
          </table:table-cell>
          <table:table-cell office:value-type="float" office:value="10.888669236945">
            <text:p>10.8886692369</text:p>
          </table:table-cell>
          <table:table-cell office:value-type="float" office:value="-16.2542561976205">
            <text:p>-16.254256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4610">
            <text:p>4610</text:p>
          </table:table-cell>
          <table:table-cell office:value-type="float" office:value="13433">
            <text:p>13433</text:p>
          </table:table-cell>
          <table:table-cell office:value-type="float" office:value="76075">
            <text:p>7607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590021691974">
            <text:p>0.0485900217</text:p>
          </table:table-cell>
          <table:table-cell table:number-columns-repeated="2" office:value-type="float" office:value="0">
            <text:p>0</text:p>
          </table:table-cell>
          <table:table-cell office:value-type="float" office:value="1.17469261672964">
            <text:p>1.1746926167</text:p>
          </table:table-cell>
          <table:table-cell table:number-columns-repeated="2" office:value-type="float" office:value="1.32">
            <text:p>1.32</text:p>
          </table:table-cell>
          <table:table-cell office:value-type="float" office:value="14.6090496085966">
            <text:p>14.60904960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4876">
            <text:p>4876</text:p>
          </table:table-cell>
          <table:table-cell office:value-type="float" office:value="13528">
            <text:p>13528</text:p>
          </table:table-cell>
          <table:table-cell office:value-type="float" office:value="82896">
            <text:p>82896</text:p>
          </table:table-cell>
          <table:table-cell table:number-columns-repeated="6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93">
            <text:p>0.93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5157">
            <text:p>5157</text:p>
          </table:table-cell>
          <table:table-cell office:value-type="float" office:value="13360">
            <text:p>13360</text:p>
          </table:table-cell>
          <table:table-cell office:value-type="float" office:value="90328">
            <text:p>90328</text:p>
          </table:table-cell>
          <table:table-cell table:number-columns-repeated="6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94">
            <text:p>0.94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1.5">
            <text:p>41.5</text:p>
          </table:table-cell>
          <table:table-cell office:value-type="float" office:value="2258.75">
            <text:p>2258.75</text:p>
          </table:table-cell>
          <table:table-cell office:value-type="float" office:value="15223">
            <text:p>15223</text:p>
          </table:table-cell>
          <table:table-cell office:value-type="float" office:value="14.8525">
            <text:p>14.8525</text:p>
          </table:table-cell>
          <table:table-cell table:number-columns-repeated="3" office:value-type="float" office:value="5">
            <text:p>5</text:p>
          </table:table-cell>
          <table:table-cell office:value-type="float" office:value="179">
            <text:p>179</text:p>
          </table:table-cell>
          <table:table-cell office:value-type="float" office:value="372">
            <text:p>372</text:p>
          </table:table-cell>
          <table:table-cell office:value-type="float" office:value="179">
            <text:p>179</text:p>
          </table:table-cell>
          <table:table-cell office:value-type="float" office:value="5454">
            <text:p>5454</text:p>
          </table:table-cell>
          <table:table-cell office:value-type="float" office:value="13790">
            <text:p>13790</text:p>
          </table:table-cell>
          <table:table-cell office:value-type="float" office:value="98427">
            <text:p>9842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0">
            <text:p>40</text:p>
          </table:table-cell>
          <table:table-cell office:value-type="float" office:value="2301">
            <text:p>2301</text:p>
          </table:table-cell>
          <table:table-cell office:value-type="float" office:value="14843.6666666667">
            <text:p>14843.6666666667</text:p>
          </table:table-cell>
          <table:table-cell office:value-type="float" office:value="15.6633333333333">
            <text:p>15.66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256">
            <text:p>256</text:p>
          </table:table-cell>
          <table:table-cell office:value-type="float" office:value="180">
            <text:p>180</text:p>
          </table:table-cell>
          <table:table-cell office:value-type="float" office:value="5769">
            <text:p>5769</text:p>
          </table:table-cell>
          <table:table-cell office:value-type="float" office:value="14285">
            <text:p>14285</text:p>
          </table:table-cell>
          <table:table-cell office:value-type="float" office:value="107252">
            <text:p>107252</text:p>
          </table:table-cell>
          <table:table-cell table:number-columns-repeated="6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.23">
            <text:p>1.23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1.2">
            <text:p>1.2</text:p>
          </table:table-cell>
          <table:table-cell office:value-type="float" office:value="1.23">
            <text:p>1.23</text:p>
          </table:table-cell>
          <table:table-cell office:value-type="float" office:value="1.32">
            <text:p>1.3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4.2">
            <text:p>4.2</text:p>
          </table:table-cell>
          <table:table-cell office:value-type="float" office:value="17.7">
            <text:p>17.7</text:p>
          </table:table-cell>
          <table:table-cell office:value-type="float" office:value="2246">
            <text:p>2246</text:p>
          </table:table-cell>
          <table:table-cell office:value-type="float" office:value="2495">
            <text:p>2495</text:p>
          </table:table-cell>
          <table:table-cell office:value-type="float" office:value="10578">
            <text:p>105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8:20.70</dc:date>
    <dc:creator>Liam Widdess</dc:creator>
    <meta:editing-duration>P2DT3H31M4S</meta:editing-duration>
    <meta:editing-cycles>185</meta:editing-cycles>
    <meta:generator>OpenOffice/4.1.7$Win32 OpenOffice.org_project/417m1$Build-9800</meta:generator>
    <meta:document-statistic meta:table-count="8" meta:cell-count="709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8">
                <text:p>46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98">
                <text:p>69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81">
                <text:p>68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22">
                <text:p>822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97">
                <text:p>997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88">
                <text:p>1088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38">
                <text:p>1238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284">
                <text:p>1284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37">
                <text:p>737</text:p>
              </table:table-cell>
              <table:table-cell office:value-type="float" office:value="1363">
                <text:p>1363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71">
                <text:p>771</text:p>
              </table:table-cell>
              <table:table-cell office:value-type="float" office:value="1502">
                <text:p>1502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62">
                <text:p>862</text:p>
              </table:table-cell>
              <table:table-cell office:value-type="float" office:value="1693">
                <text:p>169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40">
                <text:p>840</text:p>
              </table:table-cell>
              <table:table-cell office:value-type="float" office:value="1678">
                <text:p>1678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45">
                <text:p>845</text:p>
              </table:table-cell>
              <table:table-cell office:value-type="float" office:value="1866">
                <text:p>186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56">
                <text:p>956</text:p>
              </table:table-cell>
              <table:table-cell office:value-type="float" office:value="1894">
                <text:p>1894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74">
                <text:p>1174</text:p>
              </table:table-cell>
              <table:table-cell office:value-type="float" office:value="2176">
                <text:p>2176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34">
                <text:p>1134</text:p>
              </table:table-cell>
              <table:table-cell office:value-type="float" office:value="2160">
                <text:p>216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44">
                <text:p>1244</text:p>
              </table:table-cell>
              <table:table-cell office:value-type="float" office:value="2272">
                <text:p>2272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14">
                <text:p>1314</text:p>
              </table:table-cell>
              <table:table-cell office:value-type="float" office:value="2485">
                <text:p>2485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20">
                <text:p>1320</text:p>
              </table:table-cell>
              <table:table-cell office:value-type="float" office:value="2670">
                <text:p>2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44">
                <text:p>1644</text:p>
              </table:table-cell>
              <table:table-cell office:value-type="float" office:value="2805">
                <text:p>2805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82">
                <text:p>1682</text:p>
              </table:table-cell>
              <table:table-cell office:value-type="float" office:value="2906">
                <text:p>2906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295">
                <text:p>3295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92">
                <text:p>2092</text:p>
              </table:table-cell>
              <table:table-cell office:value-type="float" office:value="3448">
                <text:p>344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135">
                <text:p>2135</text:p>
              </table:table-cell>
              <table:table-cell office:value-type="float" office:value="3558">
                <text:p>3558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11">
                <text:p>1811</text:p>
              </table:table-cell>
              <table:table-cell office:value-type="float" office:value="3566">
                <text:p>3566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25">
                <text:p>2025</text:p>
              </table:table-cell>
              <table:table-cell office:value-type="float" office:value="3936">
                <text:p>3936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16">
                <text:p>2316</text:p>
              </table:table-cell>
              <table:table-cell office:value-type="float" office:value="4204">
                <text:p>4204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24">
                <text:p>2224</text:p>
              </table:table-cell>
              <table:table-cell office:value-type="float" office:value="4392">
                <text:p>4392</text:p>
              </table:table-cell>
              <table:table-cell office:value-type="float" office:value="8694">
                <text:p>869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60">
                <text:p>2360</text:p>
              </table:table-cell>
              <table:table-cell office:value-type="float" office:value="4695">
                <text:p>4695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28">
                <text:p>2628</text:p>
              </table:table-cell>
              <table:table-cell office:value-type="float" office:value="5023">
                <text:p>5023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02">
                <text:p>2802</text:p>
              </table:table-cell>
              <table:table-cell office:value-type="float" office:value="4994">
                <text:p>499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08">
                <text:p>2908</text:p>
              </table:table-cell>
              <table:table-cell office:value-type="float" office:value="4832">
                <text:p>4832</text:p>
              </table:table-cell>
              <table:table-cell office:value-type="float" office:value="8588">
                <text:p>858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770">
                <text:p>1770</text:p>
              </table:table-cell>
              <table:table-cell office:value-type="float" office:value="4970">
                <text:p>4970</text:p>
              </table:table-cell>
              <table:table-cell office:value-type="float" office:value="13720">
                <text:p>1372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239">
                <text:p>1239</text:p>
              </table:table-cell>
              <table:table-cell office:value-type="float" office:value="5122">
                <text:p>5122</text:p>
              </table:table-cell>
              <table:table-cell office:value-type="float" office:value="22148">
                <text:p>2214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298">
                <text:p>1298</text:p>
              </table:table-cell>
              <table:table-cell office:value-type="float" office:value="5043">
                <text:p>5043</text:p>
              </table:table-cell>
              <table:table-cell office:value-type="float" office:value="30968">
                <text:p>3096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410">
                <text:p>1410</text:p>
              </table:table-cell>
              <table:table-cell office:value-type="float" office:value="4852">
                <text:p>4852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87">
                <text:p>987</text:p>
              </table:table-cell>
              <table:table-cell office:value-type="float" office:value="5736">
                <text:p>5736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034">
                <text:p>1034</text:p>
              </table:table-cell>
              <table:table-cell office:value-type="float" office:value="6146">
                <text:p>6146</text:p>
              </table:table-cell>
              <table:table-cell office:value-type="float" office:value="39984">
                <text:p>3998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504">
                <text:p>1504</text:p>
              </table:table-cell>
              <table:table-cell office:value-type="float" office:value="5684">
                <text:p>5684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465">
                <text:p>2465</text:p>
              </table:table-cell>
              <table:table-cell office:value-type="float" office:value="5853">
                <text:p>5853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567">
                <text:p>2567</text:p>
              </table:table-cell>
              <table:table-cell office:value-type="float" office:value="6942">
                <text:p>6942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244">
                <text:p>2244</text:p>
              </table:table-cell>
              <table:table-cell office:value-type="float" office:value="8942">
                <text:p>8942</text:p>
              </table:table-cell>
              <table:table-cell office:value-type="float" office:value="39984">
                <text:p>3998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057">
                <text:p>2057</text:p>
              </table:table-cell>
              <table:table-cell office:value-type="float" office:value="8942">
                <text:p>8942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465">
                <text:p>2465</text:p>
              </table:table-cell>
              <table:table-cell office:value-type="float" office:value="9622">
                <text:p>9622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567">
                <text:p>2567</text:p>
              </table:table-cell>
              <table:table-cell office:value-type="float" office:value="9588">
                <text:p>9588</text:p>
              </table:table-cell>
              <table:table-cell office:value-type="float" office:value="33908">
                <text:p>3390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244">
                <text:p>2244</text:p>
              </table:table-cell>
              <table:table-cell office:value-type="float" office:value="8778">
                <text:p>8778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057">
                <text:p>2057</text:p>
              </table:table-cell>
              <table:table-cell office:value-type="float" office:value="8217">
                <text:p>8217</text:p>
              </table:table-cell>
              <table:table-cell office:value-type="float" office:value="37828">
                <text:p>3782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703">
                <text:p>2703</text:p>
              </table:table-cell>
              <table:table-cell office:value-type="float" office:value="9146">
                <text:p>9146</text:p>
              </table:table-cell>
              <table:table-cell office:value-type="float" office:value="41356">
                <text:p>4135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941">
                <text:p>2941</text:p>
              </table:table-cell>
              <table:table-cell office:value-type="float" office:value="9657">
                <text:p>9657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958">
                <text:p>2958</text:p>
              </table:table-cell>
              <table:table-cell office:value-type="float" office:value="9438">
                <text:p>9438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043">
                <text:p>3043</text:p>
              </table:table-cell>
              <table:table-cell office:value-type="float" office:value="10574">
                <text:p>10574</text:p>
              </table:table-cell>
              <table:table-cell office:value-type="float" office:value="37828">
                <text:p>378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060">
                <text:p>3060</text:p>
              </table:table-cell>
              <table:table-cell office:value-type="float" office:value="11322">
                <text:p>11322</text:p>
              </table:table-cell>
              <table:table-cell office:value-type="float" office:value="41356">
                <text:p>4135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213">
                <text:p>3213</text:p>
              </table:table-cell>
              <table:table-cell office:value-type="float" office:value="11151">
                <text:p>11151</text:p>
              </table:table-cell>
              <table:table-cell office:value-type="float" office:value="39567">
                <text:p>3956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3081">
                <text:p>3081</text:p>
              </table:table-cell>
              <table:table-cell office:value-type="float" office:value="12273">
                <text:p>12273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043">
                <text:p>3043</text:p>
              </table:table-cell>
              <table:table-cell office:value-type="float" office:value="12449">
                <text:p>12449</text:p>
              </table:table-cell>
              <table:table-cell office:value-type="float" office:value="39203">
                <text:p>3920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060">
                <text:p>3060</text:p>
              </table:table-cell>
              <table:table-cell office:value-type="float" office:value="11151">
                <text:p>1115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117">
                <text:p>3117</text:p>
              </table:table-cell>
              <table:table-cell office:value-type="float" office:value="12474">
                <text:p>12474</text:p>
              </table:table-cell>
              <table:table-cell office:value-type="float" office:value="40807">
                <text:p>4080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714">
                <text:p>3714</text:p>
              </table:table-cell>
              <table:table-cell office:value-type="float" office:value="12648">
                <text:p>12648</text:p>
              </table:table-cell>
              <table:table-cell office:value-type="float" office:value="48620">
                <text:p>4862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4491">
                <text:p>4491</text:p>
              </table:table-cell>
              <table:table-cell office:value-type="float" office:value="14040">
                <text:p>14040</text:p>
              </table:table-cell>
              <table:table-cell office:value-type="float" office:value="58799">
                <text:p>5879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4778">
                <text:p>4778</text:p>
              </table:table-cell>
              <table:table-cell office:value-type="float" office:value="14346">
                <text:p>14346</text:p>
              </table:table-cell>
              <table:table-cell office:value-type="float" office:value="64071">
                <text:p>6407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4543">
                <text:p>4543</text:p>
              </table:table-cell>
              <table:table-cell office:value-type="float" office:value="13596">
                <text:p>13596</text:p>
              </table:table-cell>
              <table:table-cell office:value-type="float" office:value="69815">
                <text:p>6981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4610">
                <text:p>4610</text:p>
              </table:table-cell>
              <table:table-cell office:value-type="float" office:value="13433">
                <text:p>13433</text:p>
              </table:table-cell>
              <table:table-cell office:value-type="float" office:value="76075">
                <text:p>7607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4876">
                <text:p>4876</text:p>
              </table:table-cell>
              <table:table-cell office:value-type="float" office:value="13528">
                <text:p>13528</text:p>
              </table:table-cell>
              <table:table-cell office:value-type="float" office:value="82896">
                <text:p>828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5157">
                <text:p>5157</text:p>
              </table:table-cell>
              <table:table-cell office:value-type="float" office:value="13360">
                <text:p>13360</text:p>
              </table:table-cell>
              <table:table-cell office:value-type="float" office:value="90328">
                <text:p>9032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5454">
                <text:p>5454</text:p>
              </table:table-cell>
              <table:table-cell office:value-type="float" office:value="13790">
                <text:p>13790</text:p>
              </table:table-cell>
              <table:table-cell office:value-type="float" office:value="98427">
                <text:p>9842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5769">
                <text:p>5769</text:p>
              </table:table-cell>
              <table:table-cell office:value-type="float" office:value="14285">
                <text:p>14285</text:p>
              </table:table-cell>
              <table:table-cell office:value-type="float" office:value="107252">
                <text:p>10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258.75">
                <text:p>2258.7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2cm" svg:y="1.405cm" svg:width="30.87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.8525">
                <text:p>14.852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5.6633333333333">
                <text:p>15.66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cm" svg:y="1.352cm" svg:width="31.33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3250485667014">
                <text:p>1.6325048566701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7051968074846">
                <text:p>1.5705196807484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9937609518659">
                <text:p>1.6993760951865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70033877565929">
                <text:p>1.70033877565929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2566340921873">
                <text:p>1.3256634092187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1496643206307">
                <text:p>1.6149664320630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98729121989717">
                <text:p>1.9872912198971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4495204583158">
                <text:p>1.1449520458315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0087322565099">
                <text:p>1.6008732256509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2754081998168">
                <text:p>1.227540819981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11483186911">
                <text:p>1.2911483186911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2545261413017">
                <text:p>1.3254526141301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305720645885">
                <text:p>1.2630572064588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16079589146826">
                <text:p>1.1607958914682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19717044109">
                <text:p>1.21971704410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057800558077">
                <text:p>1.2705780055807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13419881090204">
                <text:p>1.1341988109020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218026078696">
                <text:p>1.1721802607869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6037501929012">
                <text:p>1.2603750192901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352533650337">
                <text:p>1.1035253365033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9947580341202">
                <text:p>1.1994758034120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890828536836">
                <text:p>1.189082853683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8419205296119">
                <text:p>1.2841920529611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6255083587473">
                <text:p>1.1625508358747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9761155012538">
                <text:p>1.1976115501253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7850745048619">
                <text:p>1.2785074504861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2257105274009">
                <text:p>1.122571052740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2942683835684">
                <text:p>1.2294268383568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1785298326482">
                <text:p>1.1178529832648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543526214443">
                <text:p>1.254352621444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2587336050151">
                <text:p>1.2258733605015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451108729405">
                <text:p>1.2145110872940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0267383375117">
                <text:p>1.2026738337511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77857156902259">
                <text:p>1.7785715690225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40768289367534">
                <text:p>1.4076828936753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5460625991867">
                <text:p>1.0546062599186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09844376003">
                <text:p>1.1800984437600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897210057480484">
                <text:p>0.89721005748048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.498717610123">
                <text:p>3.49871761012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2164646514347">
                <text:p>1.1216464651434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0.948257365083463">
                <text:p>0.94825736508346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2.17281677318668">
                <text:p>2.1728167731866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679869799436382">
                <text:p>0.67986979943638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6503762013511">
                <text:p>1.1650376201351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9111997426593">
                <text:p>1.0911199742659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6552520818575">
                <text:p>1.1655252081857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237358594813">
                <text:p>1.2123735859481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4101320705978">
                <text:p>1.0410132070597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6480306440443">
                <text:p>1.064803064404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1265323341559">
                <text:p>1.1126532334155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45346117069">
                <text:p>1.0694534611706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3414315216117">
                <text:p>1.1341431521611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2406401087187">
                <text:p>1.0240640108718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0346725535978">
                <text:p>1.1034672553597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384600806361">
                <text:p>1.0438460080636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2805957009815">
                <text:p>1.0280595700981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0558157508021">
                <text:p>1.0055815750802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89881433339851">
                <text:p>0.98988143333985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886751278404351">
                <text:p>0.88675127840435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53316502508584">
                <text:p>0.95331650250858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0.857299500424168">
                <text:p>0.85729950042416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5223">
                <text:p>1522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4843.6666666667">
                <text:p>1484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